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87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1.242cm"/>
    </style:style>
    <style:style style:name="co4" style:family="table-column">
      <style:table-column-properties fo:break-before="auto" style:column-width="2.462cm"/>
    </style:style>
    <style:style style:name="co5" style:family="table-column">
      <style:table-column-properties fo:break-before="auto" style:column-width="1.536cm"/>
    </style:style>
    <style:style style:name="co6" style:family="table-column">
      <style:table-column-properties fo:break-before="auto" style:column-width="1.653cm"/>
    </style:style>
    <style:style style:name="co7" style:family="table-column">
      <style:table-column-properties fo:break-before="auto" style:column-width="1.161cm"/>
    </style:style>
    <style:style style:name="co8" style:family="table-column">
      <style:table-column-properties fo:break-before="auto" style:column-width="2.618cm"/>
    </style:style>
    <style:style style:name="co9" style:family="table-column">
      <style:table-column-properties fo:break-before="auto" style:column-width="2.046cm"/>
    </style:style>
    <style:style style:name="co10" style:family="table-column">
      <style:table-column-properties fo:break-before="auto" style:column-width="1.044cm"/>
    </style:style>
    <style:style style:name="co11" style:family="table-column">
      <style:table-column-properties fo:break-before="auto" style:column-width="2.695cm"/>
    </style:style>
    <style:style style:name="co12" style:family="table-column">
      <style:table-column-properties fo:break-before="auto" style:column-width="3.584cm"/>
    </style:style>
    <style:style style:name="co13" style:family="table-column">
      <style:table-column-properties fo:break-before="auto" style:column-width="2.164cm"/>
    </style:style>
    <style:style style:name="co14" style:family="table-column">
      <style:table-column-properties fo:break-before="auto" style:column-width="3.463cm"/>
    </style:style>
    <style:style style:name="co15" style:family="table-column">
      <style:table-column-properties fo:break-before="auto" style:column-width="3.955cm"/>
    </style:style>
    <style:style style:name="co16" style:family="table-column">
      <style:table-column-properties fo:break-before="auto" style:column-width="5.431cm"/>
    </style:style>
    <style:style style:name="co17" style:family="table-column">
      <style:table-column-properties fo:break-before="auto" style:column-width="3.524cm"/>
    </style:style>
    <style:style style:name="co18" style:family="table-column">
      <style:table-column-properties fo:break-before="auto" style:column-width="3.112cm"/>
    </style:style>
    <style:style style:name="co19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ID</text:p>
          </table:table-cell>
          <table:table-cell office:value-type="string">
            <text:p>YEAR</text:p>
          </table:table-cell>
          <table:table-cell office:value-type="string">
            <text:p>CITCOM</text:p>
          </table:table-cell>
          <table:table-cell office:value-type="string">
            <text:p>MODEL</text:p>
          </table:table-cell>
          <table:table-cell office:value-type="string">
            <text:p>TYPE</text:p>
          </table:table-cell>
          <table:table-cell office:value-type="string">
            <text:p>TEMPSCALE</text:p>
          </table:table-cell>
          <table:table-cell office:value-type="string">
            <text:p>SPATSCALE</text:p>
          </table:table-cell>
          <table:table-cell office:value-type="string">
            <text:p>METHODO</text:p>
          </table:table-cell>
          <table:table-cell office:value-type="string">
            <text:p>EQU</text:p>
          </table:table-cell>
          <table:table-cell office:value-type="string">
            <text:p>THEME</text:p>
          </table:table-cell>
          <table:table-cell office:value-type="string">
            <text:p>CASE</text:p>
          </table:table-cell>
          <table:table-cell office:value-type="string">
            <text:p>DISCIPLINE</text:p>
          </table:table-cell>
          <table:table-cell office:value-type="string">
            <text:p>PROCESSES</text:p>
          </table:table-cell>
          <table:table-cell office:value-type="string">
            <text:p>OBSERVATION</text:p>
          </table:table-cell>
          <table:table-cell office:value-type="string">
            <text:p>LINK</text:p>
          </table:table-cell>
          <table:table-cell office:value-type="string">
            <text:p>INTERDISC</text:p>
          </table:table-cell>
          <table:table-cell office:value-type="string">
            <text:p>SEMCOM</text:p>
          </table:table-cell>
        </table:table-row>
        <table:table-row table:style-name="ro2">
          <table:table-cell office:value-type="string">
            <text:p>A constrained cellular automata model to simulate the potential effects of high-speed train stations on land-use dynamics in trans-border regions</text:p>
          </table:table-cell>
          <table:table-cell office:value-type="float" office:value="1.77120049294388E+019">
            <text:p>17712004929438800000</text:p>
          </table:table-cell>
          <table:table-cell office:value-type="float" office:value="2013">
            <text:p>2013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region</text:p>
          </table:table-cell>
          <table:table-cell office:value-type="string">
            <text:p>ca</text:p>
          </table:table-cell>
          <table:table-cell office:value-type="string">
            <text:p>no</text:p>
          </table:table-cell>
          <table:table-cell office:value-type="string">
            <text:p>hsr</text:p>
          </table:table-cell>
          <table:table-cell office:value-type="string">
            <text:p>France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712834718374885</text:p>
          </table:table-cell>
          <table:table-cell office:value-type="string">
            <text:p>hsr</text:p>
          </table:table-cell>
        </table:table-row>
        <table:table-row table:style-name="ro2">
          <table:table-cell office:value-type="string">
            <text:p>Spatiotemporal urbanization processes in the megacity of Mumbai, India: A Markov chains-cellular automata urban growth model</text:p>
          </table:table-cell>
          <table:table-cell office:value-type="float" office:value="5.52688392768998E+018">
            <text:p>5526883927689980000</text:p>
          </table:table-cell>
          <table:table-cell office:value-type="float" office:value="2013">
            <text:p>2013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50">
            <text:p>50</text:p>
          </table:table-cell>
          <table:table-cell office:value-type="string">
            <text:p>metro</text:p>
          </table:table-cell>
          <table:table-cell office:value-type="string">
            <text:p>ca</text:p>
          </table:table-cell>
          <table:table-cell office:value-type="string">
            <text:p>no</text:p>
          </table:table-cell>
          <table:table-cell office:value-type="string">
            <text:p>urban growth</text:p>
          </table:table-cell>
          <table:table-cell office:value-type="string">
            <text:p>Mumbai</text:p>
          </table:table-cell>
          <table:table-cell office:value-type="string">
            <text:p>geography</text:p>
          </table:table-cell>
          <table:table-cell office:value-type="string">
            <text:p>luc</text:p>
          </table:table-cell>
          <table:table-cell table:number-columns-repeated="2"/>
          <table:table-cell office:value-type="string">
            <text:p>0.676242459063487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Modeling the spatial dynamics of regional land use: the CLUE-S model</text:p>
          </table:table-cell>
          <table:table-cell office:value-type="float" office:value="1.14722431557499E+019">
            <text:p>11472243155749900000</text:p>
          </table:table-cell>
          <table:table-cell office:value-type="float" office:value="2002">
            <text:p>2002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5">
            <text:p>25</text:p>
          </table:table-cell>
          <table:table-cell office:value-type="string">
            <text:p>region</text:p>
          </table:table-cell>
          <table:table-cell office:value-type="string">
            <text:p>ca</text:p>
          </table:table-cell>
          <table:table-cell office:value-type="string">
            <text:p>no</text:p>
          </table:table-cell>
          <table:table-cell office:value-type="string">
            <text:p>sustainibility</text:p>
          </table:table-cell>
          <table:table-cell office:value-type="string">
            <text:p>Philippines, Malaysia</text:p>
          </table:table-cell>
          <table:table-cell office:value-type="string">
            <text:p>environment</text:p>
          </table:table-cell>
          <table:table-cell office:value-type="string">
            <text:p>luc</text:p>
          </table:table-cell>
          <table:table-cell table:number-columns-repeated="2"/>
          <table:table-cell office:value-type="string">
            <text:p>0.730034722222222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A cellular automata-based land use and transport interaction model applied to Jeddah, Saudi Arabia</text:p>
          </table:table-cell>
          <table:table-cell office:value-type="float" office:value="1.60637442304243E+019">
            <text:p>16063744230424300000</text:p>
          </table:table-cell>
          <table:table-cell office:value-type="float" office:value="2013">
            <text:p>2013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ca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Jeddah</text:p>
          </table:table-cell>
          <table:table-cell office:value-type="string">
            <text:p>planning</text:p>
          </table:table-cell>
          <table:table-cell table:number-columns-repeated="3"/>
          <table:table-cell office:value-type="string">
            <text:p>0.599852071005917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City expansion model based on population diffusion and road growth</text:p>
          </table:table-cell>
          <table:table-cell office:value-type="float" office:value="1.63458155951102E+019">
            <text:p>16345815595110200000</text:p>
          </table:table-cell>
          <table:table-cell office:value-type="float" office:value="2017">
            <text:p>2017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strong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ca,sim</text:p>
          </table:table-cell>
          <table:table-cell office:value-type="string">
            <text:p>no</text:p>
          </table:table-cell>
          <table:table-cell office:value-type="string">
            <text:p>coevolution</text:p>
          </table:table-cell>
          <table:table-cell office:value-type="string">
            <text:p>Beijing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581728395061728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Modeling urban expansion scenarios by coupling cellular automata model and system dynamic model in Beijing, China</text:p>
          </table:table-cell>
          <table:table-cell office:value-type="float" office:value="5.28057174921618E+018">
            <text:p>5280571749216180000</text:p>
          </table:table-cell>
          <table:table-cell office:value-type="float" office:value="2006">
            <text:p>2006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30">
            <text:p>30</text:p>
          </table:table-cell>
          <table:table-cell office:value-type="string">
            <text:p>metro</text:p>
          </table:table-cell>
          <table:table-cell office:value-type="string">
            <text:p>ca,systemdynamics</text:p>
          </table:table-cell>
          <table:table-cell office:value-type="string">
            <text:p>no</text:p>
          </table:table-cell>
          <table:table-cell office:value-type="string">
            <text:p>urban growth</text:p>
          </table:table-cell>
          <table:table-cell office:value-type="string">
            <text:p>Beijing</text:p>
          </table:table-cell>
          <table:table-cell office:value-type="string">
            <text:p>geography</text:p>
          </table:table-cell>
          <table:table-cell office:value-type="string">
            <text:p>luc</text:p>
          </table:table-cell>
          <table:table-cell table:number-columns-repeated="2"/>
          <table:table-cell office:value-type="string">
            <text:p>0.746877054569362</text:p>
          </table:table-cell>
          <table:table-cell office:value-type="string">
            <text:p>infra planning</text:p>
          </table:table-cell>
        </table:table-row>
        <table:table-row table:style-name="ro2">
          <table:table-cell office:value-type="string">
            <text:p>Rail-based public transport and urban spatial structure: The interplay between network design, congestion and urban form</text:p>
          </table:table-cell>
          <table:table-cell office:value-type="float" office:value="1.65745834434387E+018">
            <text:p>1657458344343870000</text:p>
          </table:table-cell>
          <table:table-cell office:value-type="float" office:value="2015">
            <text:p>2015</text:p>
          </table:table-cell>
          <table:table-cell office:value-type="string">
            <text:p>TOD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region</text:p>
          </table:table-cell>
          <table:table-cell office:value-type="string">
            <text:p>eq</text:p>
          </table:table-cell>
          <table:table-cell office:value-type="string">
            <text:p>yes</text:p>
          </table:table-cell>
          <table:table-cell office:value-type="string">
            <text:p>tod</text:p>
          </table:table-cell>
          <table:table-cell/>
          <table:table-cell office:value-type="string">
            <text:p>economics</text:p>
          </table:table-cell>
          <table:table-cell table:number-columns-repeated="3"/>
          <table:table-cell office:value-type="string">
            <text:p>0.779835390946502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How accessibility shapes land use</text:p>
          </table:table-cell>
          <table:table-cell office:value-type="float" office:value="1.55757415561564E+019">
            <text:p>15575741556156400000</text:p>
          </table:table-cell>
          <table:table-cell office:value-type="float" office:value="1959">
            <text:p>1959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eq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planning</text:p>
          </table:table-cell>
          <table:table-cell office:value-type="string">
            <text:p>accessiblity</text:p>
          </table:table-cell>
          <table:table-cell table:number-columns-repeated="2"/>
          <table:table-cell office:value-type="string">
            <text:p>0.7286470143613</text:p>
          </table:table-cell>
          <table:table-cell office:value-type="string">
            <text:p>infra planning</text:p>
          </table:table-cell>
        </table:table-row>
        <table:table-row table:style-name="ro2">
          <table:table-cell office:value-type="string">
            <text:p>Les interactions entre système de transport et système de localisation en milieu urbain et leur modélisation</text:p>
          </table:table-cell>
          <table:table-cell office:value-type="float" office:value="1.3649329046388E+019">
            <text:p>13649329046388000000</text:p>
          </table:table-cell>
          <table:table-cell office:value-type="float" office:value="2000">
            <text:p>2000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eq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Multiregional model with endogenous price system for evaluating road construction projects</text:p>
          </table:table-cell>
          <table:table-cell office:value-type="float" office:value="8.32324028514389E+018">
            <text:p>8323240285143890000</text:p>
          </table:table-cell>
          <table:table-cell office:value-type="float" office:value="1987">
            <text:p>1987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country</text:p>
          </table:table-cell>
          <table:table-cell office:value-type="string">
            <text:p>eq</text:p>
          </table:table-cell>
          <table:table-cell office:value-type="string">
            <text:p>yes</text:p>
          </table:table-cell>
          <table:table-cell office:value-type="string">
            <text:p>transportation</text:p>
          </table:table-cell>
          <table:table-cell/>
          <table:table-cell office:value-type="string">
            <text:p>economics</text:p>
          </table:table-cell>
          <table:table-cell table:number-columns-repeated="3"/>
          <table:table-cell office:value-type="string">
            <text:p>0.732142857142857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Infrastructure in a structural model of economic growth</text:p>
          </table:table-cell>
          <table:table-cell office:value-type="float" office:value="1.25784555097052E+019">
            <text:p>12578455509705200000</text:p>
          </table:table-cell>
          <table:table-cell office:value-type="float" office:value="1995">
            <text:p>1995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country</text:p>
          </table:table-cell>
          <table:table-cell office:value-type="string">
            <text:p>eq</text:p>
          </table:table-cell>
          <table:table-cell office:value-type="string">
            <text:p>yes</text:p>
          </table:table-cell>
          <table:table-cell office:value-type="string">
            <text:p>economic growth</text:p>
          </table:table-cell>
          <table:table-cell/>
          <table:table-cell office:value-type="string">
            <text:p>economics</text:p>
          </table:table-cell>
          <table:table-cell table:number-columns-repeated="3"/>
          <table:table-cell office:value-type="string">
            <text:p>0.706349206349206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Alternative transportation modes in an urban land use model: a general equilibrium approach</text:p>
          </table:table-cell>
          <table:table-cell office:value-type="float" office:value="3.16536412170758E+018">
            <text:p>3165364121707580000</text:p>
          </table:table-cell>
          <table:table-cell office:value-type="float" office:value="1979">
            <text:p>1979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eq</text:p>
          </table:table-cell>
          <table:table-cell office:value-type="string">
            <text:p>yes</text:p>
          </table:table-cell>
          <table:table-cell office:value-type="string">
            <text:p>transportation</text:p>
          </table:table-cell>
          <table:table-cell office:value-type="string">
            <text:p>stat</text:p>
          </table:table-cell>
          <table:table-cell office:value-type="string">
            <text:p>economics</text:p>
          </table:table-cell>
          <table:table-cell office:value-type="string">
            <text:p>transportation demand</text:p>
          </table:table-cell>
          <table:table-cell table:number-columns-repeated="2"/>
          <table:table-cell office:value-type="string">
            <text:p>0.732510288065844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A unifying modelling framework to simulate the Spatial Economic Transport Interaction process at urban and national scales</text:p>
          </table:table-cell>
          <table:table-cell office:value-type="float" office:value="8.44743688970572E+018">
            <text:p>8447436889705720000</text:p>
          </table:table-cell>
          <table:table-cell office:value-type="float" office:value="2012">
            <text:p>2012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strong</text:p>
          </table:table-cell>
          <table:table-cell office:value-type="string">
            <text:p>NA</text:p>
          </table:table-cell>
          <table:table-cell office:value-type="string">
            <text:p>country</text:p>
          </table:table-cell>
          <table:table-cell office:value-type="string">
            <text:p>eq</text:p>
          </table:table-cell>
          <table:table-cell office:value-type="string">
            <text:p>NA</text:p>
          </table:table-cell>
          <table:table-cell table:number-columns-repeated="2"/>
          <table:table-cell office:value-type="string">
            <text:p>economics</text:p>
          </table:table-cell>
          <table:table-cell/>
          <table:table-cell office:value-type="string">
            <text:p>conceptual</text:p>
          </table:table-cell>
          <table:table-cell/>
          <table:table-cell office:value-type="string">
            <text:p>0.559766763848397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An application of an integrated transport network–multiregional CGE model: a framework for the economic analysis of highway projects</text:p>
          </table:table-cell>
          <table:table-cell office:value-type="float" office:value="7.94648293488354E+018">
            <text:p>7946482934883540000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country</text:p>
          </table:table-cell>
          <table:table-cell office:value-type="string">
            <text:p>eq</text:p>
          </table:table-cell>
          <table:table-cell office:value-type="string">
            <text:p>yes</text:p>
          </table:table-cell>
          <table:table-cell office:value-type="string">
            <text:p>transportation</text:p>
          </table:table-cell>
          <table:table-cell office:value-type="string">
            <text:p>South Korea</text:p>
          </table:table-cell>
          <table:table-cell office:value-type="string">
            <text:p>economics</text:p>
          </table:table-cell>
          <table:table-cell table:number-columns-repeated="3"/>
          <table:table-cell office:value-type="string">
            <text:p>0.661132812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Can the high speed rail reinforce tourism attractiveness? The case of the high speed rail between Perpignan (France) and Barcelona (Spain)</text:p>
          </table:table-cell>
          <table:table-cell office:value-type="float" office:value="1.25672317281664E+019">
            <text:p>12567231728166400000</text:p>
          </table:table-cell>
          <table:table-cell office:value-type="float" office:value="2009">
            <text:p>2009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0">
            <text:p>20</text:p>
          </table:table-cell>
          <table:table-cell office:value-type="string">
            <text:p>region</text:p>
          </table:table-cell>
          <table:table-cell office:value-type="string">
            <text:p>eq</text:p>
          </table:table-cell>
          <table:table-cell office:value-type="string">
            <text:p>yes</text:p>
          </table:table-cell>
          <table:table-cell office:value-type="string">
            <text:p>hsr</text:p>
          </table:table-cell>
          <table:table-cell office:value-type="string">
            <text:p>Perpignan</text:p>
          </table:table-cell>
          <table:table-cell office:value-type="string">
            <text:p>economics</text:p>
          </table:table-cell>
          <table:table-cell office:value-type="string">
            <text:p>agglomeration,dispersion</text:p>
          </table:table-cell>
          <table:table-cell table:number-columns-repeated="2"/>
          <table:table-cell office:value-type="string">
            <text:p>0.728550295857988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On the development of raem: The dutch spatial general equilibrium model and it's first application to a new railway link</text:p>
          </table:table-cell>
          <table:table-cell office:value-type="float" office:value="1.44191480781045E+019">
            <text:p>14419148078104500000</text:p>
          </table:table-cell>
          <table:table-cell office:value-type="float" office:value="2001">
            <text:p>2001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0">
            <text:p>20</text:p>
          </table:table-cell>
          <table:table-cell office:value-type="string">
            <text:p>region</text:p>
          </table:table-cell>
          <table:table-cell office:value-type="string">
            <text:p>eq</text:p>
          </table:table-cell>
          <table:table-cell office:value-type="string">
            <text:p>yes</text:p>
          </table:table-cell>
          <table:table-cell office:value-type="string">
            <text:p>transportation</text:p>
          </table:table-cell>
          <table:table-cell office:value-type="string">
            <text:p>Amsterdam</text:p>
          </table:table-cell>
          <table:table-cell office:value-type="string">
            <text:p>economics</text:p>
          </table:table-cell>
          <table:table-cell office:value-type="string">
            <text:p>market,monopolistic competition</text:p>
          </table:table-cell>
          <table:table-cell table:number-columns-repeated="2"/>
          <table:table-cell office:value-type="string">
            <text:p>0.65310650887574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Spatial development patterns and public transport: the application of an analytical model in the Netherlands</text:p>
          </table:table-cell>
          <table:table-cell office:value-type="float" office:value="1.72878730286595E+018">
            <text:p>1728787302865950000</text:p>
          </table:table-cell>
          <table:table-cell office:value-type="float" office:value="1999">
            <text:p>1999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country</text:p>
          </table:table-cell>
          <table:table-cell office:value-type="string">
            <text:p>eq</text:p>
          </table:table-cell>
          <table:table-cell table:number-columns-repeated="2"/>
          <table:table-cell office:value-type="string">
            <text:p>Netherlands</text:p>
          </table:table-cell>
          <table:table-cell office:value-type="string">
            <text:p>planning</text:p>
          </table:table-cell>
          <table:table-cell table:number-columns-repeated="3"/>
          <table:table-cell office:value-type="string">
            <text:p>0.75774066428973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Dispersion of agglomeration through transport infrastructure</text:p>
          </table:table-cell>
          <table:table-cell office:value-type="float" office:value="1.77885820819155E+019">
            <text:p>17788582081915500000</text:p>
          </table:table-cell>
          <table:table-cell office:value-type="float" office:value="2013">
            <text:p>2013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0">
            <text:p>20</text:p>
          </table:table-cell>
          <table:table-cell office:value-type="string">
            <text:p>country</text:p>
          </table:table-cell>
          <table:table-cell office:value-type="string">
            <text:p>eq,sim</text:p>
          </table:table-cell>
          <table:table-cell office:value-type="string">
            <text:p>NA</text:p>
          </table:table-cell>
          <table:table-cell office:value-type="string">
            <text:p>hsr</text:p>
          </table:table-cell>
          <table:table-cell office:value-type="string">
            <text:p>China</text:p>
          </table:table-cell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Evolving transportation networks</text:p>
          </table:table-cell>
          <table:table-cell office:value-type="float" office:value="8.25810138487601E+018">
            <text:p>8258101384876010000</text:p>
          </table:table-cell>
          <table:table-cell office:value-type="float" office:value="2011">
            <text:p>2011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eq,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 office:value-type="string">
            <text:p>US</text:p>
          </table:table-cell>
          <table:table-cell office:value-type="string">
            <text:p>economics</text:p>
          </table:table-cell>
          <table:table-cell office:value-type="string">
            <text:p>network growth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Contribution de la future ligne ferroviaire à grande vitesse Tours-Bordeaux au développement des réseaux des villes, une évaluation par le potentiel de contact</text:p>
          </table:table-cell>
          <table:table-cell office:value-type="float" office:value="1.15337531428018E+019">
            <text:p>11533753142801800000</text:p>
          </table:table-cell>
          <table:table-cell office:value-type="float" office:value="2014">
            <text:p>2014</text:p>
          </table:table-cell>
          <table:table-cell office:value-type="string">
            <text:p>Infra Planning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continent</text:p>
          </table:table-cell>
          <table:table-cell office:value-type="string">
            <text:p>map</text:p>
          </table:table-cell>
          <table:table-cell office:value-type="string">
            <text:p>NA</text:p>
          </table:table-cell>
          <table:table-cell office:value-type="string">
            <text:p>hsr</text:p>
          </table:table-cell>
          <table:table-cell office:value-type="string">
            <text:p>Europe</text:p>
          </table:table-cell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erritorial cohesion impacts of high-speed rail at different planning levels</text:p>
          </table:table-cell>
          <table:table-cell office:value-type="float" office:value="2.8821963901708E+018">
            <text:p>2882196390170800000</text:p>
          </table:table-cell>
          <table:table-cell office:value-type="float" office:value="2012">
            <text:p>2012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5">
            <text:p>15</text:p>
          </table:table-cell>
          <table:table-cell office:value-type="string">
            <text:p>country</text:p>
          </table:table-cell>
          <table:table-cell office:value-type="string">
            <text:p>map</text:p>
          </table:table-cell>
          <table:table-cell office:value-type="string">
            <text:p>NA</text:p>
          </table:table-cell>
          <table:table-cell office:value-type="string">
            <text:p>hsr</text:p>
          </table:table-cell>
          <table:table-cell office:value-type="string">
            <text:p>Spain</text:p>
          </table:table-cell>
          <table:table-cell office:value-type="string">
            <text:p>geography</text:p>
          </table:table-cell>
          <table:table-cell office:value-type="string">
            <text:p>accessiblity,territorial cohesion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Impacts on accessibility of China's present and future HSR network</text:p>
          </table:table-cell>
          <table:table-cell office:value-type="float" office:value="1.49741154845764E+018">
            <text:p>1497411548457640000</text:p>
          </table:table-cell>
          <table:table-cell office:value-type="float" office:value="2014">
            <text:p>2014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0">
            <text:p>10</text:p>
          </table:table-cell>
          <table:table-cell office:value-type="string">
            <text:p>country</text:p>
          </table:table-cell>
          <table:table-cell office:value-type="string">
            <text:p>map</text:p>
          </table:table-cell>
          <table:table-cell office:value-type="string">
            <text:p>NA</text:p>
          </table:table-cell>
          <table:table-cell office:value-type="string">
            <text:p>hsr</text:p>
          </table:table-cell>
          <table:table-cell office:value-type="string">
            <text:p>China</text:p>
          </table:table-cell>
          <table:table-cell office:value-type="string">
            <text:p>geography</text:p>
          </table:table-cell>
          <table:table-cell office:value-type="string">
            <text:p>accessiblity</text:p>
          </table:table-cell>
          <table:table-cell/>
          <table:table-cell office:value-type="string">
            <text:p>http://www.sciencedirect.com/science/article/pii/S0966692314001525</text:p>
          </table:table-cell>
          <table:table-cell office:value-type="string">
            <text:p>0.5770374776918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Road accessibility and articulation of metropolitan spatial structures: the case of Madrid (Spain)</text:p>
          </table:table-cell>
          <table:table-cell office:value-type="float" office:value="1.28997015032774E+019">
            <text:p>12899701503277400000</text:p>
          </table:table-cell>
          <table:table-cell office:value-type="float" office:value="2014">
            <text:p>2014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map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Madrid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72189349112426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Distributive effects of new highway infrastructure in the Netherlands: the role of network effects and spatial spillovers</text:p>
          </table:table-cell>
          <table:table-cell office:value-type="float" office:value="9.11562600049741E+017">
            <text:p>911562600049741000</text:p>
          </table:table-cell>
          <table:table-cell office:value-type="float" office:value="2014">
            <text:p>2014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map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Netherlands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727610052285377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Measuring regional cohesion effects of large-scale transport infrastructure investments: an accessibility approach</text:p>
          </table:table-cell>
          <table:table-cell office:value-type="float" office:value="1.59231032541216E+019">
            <text:p>15923103254121600000</text:p>
          </table:table-cell>
          <table:table-cell office:value-type="float" office:value="2008">
            <text:p>2008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0">
            <text:p>10</text:p>
          </table:table-cell>
          <table:table-cell office:value-type="string">
            <text:p>region</text:p>
          </table:table-cell>
          <table:table-cell office:value-type="string">
            <text:p>map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Spain</text:p>
          </table:table-cell>
          <table:table-cell office:value-type="string">
            <text:p>planning</text:p>
          </table:table-cell>
          <table:table-cell office:value-type="string">
            <text:p>accessiblity</text:p>
          </table:table-cell>
          <table:table-cell/>
          <table:table-cell office:value-type="string">
            <text:p>http://www.tandfonline.com/doi/abs/10.1080/09654310701814629?journalCode=ceps20</text:p>
          </table:table-cell>
          <table:table-cell office:value-type="string">
            <text:p>0.302795954788816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Territorial cohesion impacts of high-speed rail under different zoning systems</text:p>
          </table:table-cell>
          <table:table-cell office:value-type="float" office:value="1.19448664296252E+018">
            <text:p>1194486642962520000</text:p>
          </table:table-cell>
          <table:table-cell office:value-type="float" office:value="2014">
            <text:p>2014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region</text:p>
          </table:table-cell>
          <table:table-cell office:value-type="string">
            <text:p>map</text:p>
          </table:table-cell>
          <table:table-cell office:value-type="string">
            <text:p>NA</text:p>
          </table:table-cell>
          <table:table-cell office:value-type="string">
            <text:p>hsr</text:p>
          </table:table-cell>
          <table:table-cell office:value-type="string">
            <text:p>Spain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575471698113208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A micro-simulator of urban land use dynamics integrating a multi-agent model of land development and an activity-based model of transport demand</text:p>
          </table:table-cell>
          <table:table-cell office:value-type="float" office:value="8.45766846088727E+018">
            <text:p>8457668460887270000</text:p>
          </table:table-cell>
          <table:table-cell office:value-type="float" office:value="2004">
            <text:p>2004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mas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Bi-level cellular agent-based model: Simulation of potential impacts of high-speed rail on land cover change in the Lisbon Metropolitan Area, Portugal</text:p>
          </table:table-cell>
          <table:table-cell office:value-type="float" office:value="1.53477400497757E+018">
            <text:p>1534774004977570000</text:p>
          </table:table-cell>
          <table:table-cell office:value-type="float" office:value="2015">
            <text:p>2015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0">
            <text:p>20</text:p>
          </table:table-cell>
          <table:table-cell office:value-type="string">
            <text:p>metro</text:p>
          </table:table-cell>
          <table:table-cell office:value-type="string">
            <text:p>mas</text:p>
          </table:table-cell>
          <table:table-cell office:value-type="string">
            <text:p>no</text:p>
          </table:table-cell>
          <table:table-cell office:value-type="string">
            <text:p>hsr</text:p>
          </table:table-cell>
          <table:table-cell office:value-type="string">
            <text:p>Lisbon</text:p>
          </table:table-cell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Validation of a microscopic model for spatial economic effects of transport infrastructure</text:p>
          </table:table-cell>
          <table:table-cell office:value-type="float" office:value="1.02469387337955E+019">
            <text:p>10246938733795500000</text:p>
          </table:table-cell>
          <table:table-cell office:value-type="float" office:value="2007">
            <text:p>2007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5">
            <text:p>25</text:p>
          </table:table-cell>
          <table:table-cell office:value-type="string">
            <text:p>metro</text:p>
          </table:table-cell>
          <table:table-cell office:value-type="string">
            <text:p>mas</text:p>
          </table:table-cell>
          <table:table-cell office:value-type="string">
            <text:p>no</text:p>
          </table:table-cell>
          <table:table-cell office:value-type="string">
            <text:p>microeconomics</text:p>
          </table:table-cell>
          <table:table-cell office:value-type="string">
            <text:p>Netherlands</text:p>
          </table:table-cell>
          <table:table-cell office:value-type="string">
            <text:p>transportation</text:p>
          </table:table-cell>
          <table:table-cell office:value-type="string">
            <text:p>firm relocation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Forecasting Transportation Network Evolution and Performance under Existing and Alternative Transportation Planning Processes</text:p>
          </table:table-cell>
          <table:table-cell office:value-type="float" office:value="9.53634491880055E+017">
            <text:p>953634491880055000</text:p>
          </table:table-cell>
          <table:table-cell office:value-type="float" office:value="2011">
            <text:p>2011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mas</text:p>
          </table:table-cell>
          <table:table-cell office:value-type="string">
            <text:p>no</text:p>
          </table:table-cell>
          <table:table-cell office:value-type="string">
            <text:p>nework growth</text:p>
          </table:table-cell>
          <table:table-cell office:value-type="string">
            <text:p>US</text:p>
          </table:table-cell>
          <table:table-cell office:value-type="string">
            <text:p>transportation</text:p>
          </table:table-cell>
          <table:table-cell office:value-type="string">
            <text:p>investment,governance level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Multiagent land-use and transport model for the policy evaluation of a compact city</text:p>
          </table:table-cell>
          <table:table-cell office:value-type="float" office:value="1.42561710761465E+019">
            <text:p>1425617107614650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mas</text:p>
          </table:table-cell>
          <table:table-cell office:value-type="string">
            <text:p>no</text:p>
          </table:table-cell>
          <table:table-cell office:value-type="string">
            <text:p>sustainibility</text:p>
          </table:table-cell>
          <table:table-cell/>
          <table:table-cell office:value-type="string">
            <text:p>planning</text:p>
          </table:table-cell>
          <table:table-cell office:value-type="string">
            <text:p>relocation</text:p>
          </table:table-cell>
          <table:table-cell table:number-columns-repeated="2"/>
          <table:table-cell office:value-type="string">
            <text:p>0.560302866414278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Railway station site selection using analytical hierarchy process and data envelopment analysis</text:p>
          </table:table-cell>
          <table:table-cell office:value-type="float" office:value="9.93751399304623E+018">
            <text:p>993751399304623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ro</text:p>
          </table:table-cell>
          <table:table-cell office:value-type="string">
            <text:p>NA</text:p>
          </table:table-cell>
          <table:table-cell office:value-type="string">
            <text:p>network design</text:p>
          </table:table-cell>
          <table:table-cell office:value-type="string">
            <text:p>Iran</text:p>
          </table:table-cell>
          <table:table-cell office:value-type="string">
            <text:p>engineering</text:p>
          </table:table-cell>
          <table:table-cell table:number-columns-repeated="2"/>
          <table:table-cell office:value-type="string">
            <text:p>http://www.sciencedirect.com/science/article/pii/S036083521000077X</text:p>
          </table:table-cell>
          <table:table-cell office:value-type="string">
            <text:p>0.682661837935717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A TOD planning model to review the regulation of allowable development densities around subway stations</text:p>
          </table:table-cell>
          <table:table-cell office:value-type="float" office:value="1.74127363146126E+019">
            <text:p>17412736314612600000</text:p>
          </table:table-cell>
          <table:table-cell office:value-type="float" office:value="2006">
            <text:p>2006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local</text:p>
          </table:table-cell>
          <table:table-cell office:value-type="string">
            <text:p>ro</text:p>
          </table:table-cell>
          <table:table-cell/>
          <table:table-cell office:value-type="string">
            <text:p>tod</text:p>
          </table:table-cell>
          <table:table-cell office:value-type="string">
            <text:p>Taipei</text:p>
          </table:table-cell>
          <table:table-cell office:value-type="string">
            <text:p>planning</text:p>
          </table:table-cell>
          <table:table-cell office:value-type="string">
            <text:p>density regulation</text:p>
          </table:table-cell>
          <table:table-cell table:number-columns-repeated="2"/>
          <table:table-cell office:value-type="string">
            <text:p>0.68518518518518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Transit-oriented land planning model considering sustainability of mass rail transit</text:p>
          </table:table-cell>
          <table:table-cell office:value-type="float" office:value="2.02416021733115E+018">
            <text:p>202416021733115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ro</text:p>
          </table:table-cell>
          <table:table-cell office:value-type="string">
            <text:p>NA</text:p>
          </table:table-cell>
          <table:table-cell office:value-type="string">
            <text:p>sustainibility</text:p>
          </table:table-cell>
          <table:table-cell office:value-type="string">
            <text:p>Shenzhen</text:p>
          </table:table-cell>
          <table:table-cell office:value-type="string">
            <text:p>planning</text:p>
          </table:table-cell>
          <table:table-cell table:number-columns-repeated="3"/>
          <table:table-cell office:value-type="string">
            <text:p>0.58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An integrated model of facility location and transportation network design</text:p>
          </table:table-cell>
          <table:table-cell office:value-type="float" office:value="1.35274095849347E+019">
            <text:p>13527409584934700000</text:p>
          </table:table-cell>
          <table:table-cell office:value-type="float" office:value="2001">
            <text:p>2001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table:number-columns-repeated="2" office:value-type="string">
            <text:p>NA</text:p>
          </table:table-cell>
          <table:table-cell office:value-type="string">
            <text:p>ro</text:p>
          </table:table-cell>
          <table:table-cell office:value-type="string">
            <text:p>no</text:p>
          </table:table-cell>
          <table:table-cell office:value-type="string">
            <text:p>network design</text:p>
          </table:table-cell>
          <table:table-cell office:value-type="string">
            <text:p>abstract</text:p>
          </table:table-cell>
          <table:table-cell office:value-type="string">
            <text:p>transportation</text:p>
          </table:table-cell>
          <table:table-cell/>
          <table:table-cell office:value-type="string">
            <text:p>Co-design network/facility</text:p>
          </table:table-cell>
          <table:table-cell/>
          <table:table-cell office:value-type="string">
            <text:p>0.756143667296786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Quantifying the economic and demographic impact of transportation infrastructure investments: A simulation study</text:p>
          </table:table-cell>
          <table:table-cell office:value-type="float" office:value="9.30929760962355E+018">
            <text:p>9309297609623550000</text:p>
          </table:table-cell>
          <table:table-cell office:value-type="float" office:value="2016">
            <text:p>2016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0">
            <text:p>10</text:p>
          </table:table-cell>
          <table:table-cell office:value-type="string">
            <text:p>region</text:p>
          </table:table-cell>
          <table:table-cell office:value-type="string">
            <text:p>sd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Virginia</text:p>
          </table:table-cell>
          <table:table-cell office:value-type="string">
            <text:p>engineer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Exploring land use and transport interaction through structural equation modelling</text:p>
          </table:table-cell>
          <table:table-cell office:value-type="float" office:value="1.51055483671204E+019">
            <text:p>15105548367120400000</text:p>
          </table:table-cell>
          <table:table-cell office:value-type="float" office:value="2012">
            <text:p>2012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em</text:p>
          </table:table-cell>
          <table:table-cell office:value-type="string">
            <text:p>NA</text:p>
          </table:table-cell>
          <table:table-cell office:value-type="string">
            <text:p>stat</text:p>
          </table:table-cell>
          <table:table-cell/>
          <table:table-cell office:value-type="string">
            <text:p>transportation</text:p>
          </table:table-cell>
          <table:table-cell table:number-columns-repeated="3"/>
          <table:table-cell office:value-type="string">
            <text:p>0.6757812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Analysis on evolving model with modular growth of urban roadway network topology structure</text:p>
          </table:table-cell>
          <table:table-cell office:value-type="float" office:value="5.00011666184966E+018">
            <text:p>5000116661849660000</text:p>
          </table:table-cell>
          <table:table-cell office:value-type="float" office:value="2015">
            <text:p>2015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/>
          <table:table-cell office:value-type="string">
            <text:p>transportation</text:p>
          </table:table-cell>
          <table:table-cell table:number-columns-repeated="3"/>
          <table:table-cell office:value-type="string">
            <text:p>0.504930606281958</text:p>
          </table:table-cell>
          <table:table-cell office:value-type="string">
            <text:p>complex networks</text:p>
          </table:table-cell>
        </table:table-row>
        <table:table-row table:style-name="ro2">
          <table:table-cell office:value-type="string">
            <text:p>Redistributive effects of bus rapid transit (BRT) on development patterns and property values in Seoul, Korea</text:p>
          </table:table-cell>
          <table:table-cell office:value-type="float" office:value="2.76590768693399E+018">
            <text:p>2765907686933990000</text:p>
          </table:table-cell>
          <table:table-cell office:value-type="float" office:value="2012">
            <text:p>2012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Seoul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789084047031499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Population-driven urban road evolution dynamic model</text:p>
          </table:table-cell>
          <table:table-cell office:value-type="float" office:value="1.00729974212556E+019">
            <text:p>10072997421255600000</text:p>
          </table:table-cell>
          <table:table-cell office:value-type="float" office:value="2016">
            <text:p>2016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work growth</text:p>
          </table:table-cell>
          <table:table-cell/>
          <table:table-cell office:value-type="string">
            <text:p>economics</text:p>
          </table:table-cell>
          <table:table-cell office:value-type="string">
            <text:p>Population-driven network growth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Generative network models for simulating urban networks, the case of inter-city transport network in Southeast Asia</text:p>
          </table:table-cell>
          <table:table-cell office:value-type="float" office:value="1.72724097091557E+018">
            <text:p>1727240970915570000</text:p>
          </table:table-cell>
          <table:table-cell office:value-type="float" office:value="2016">
            <text:p>2016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0">
            <text:p>0</text:p>
          </table:table-cell>
          <table:table-cell office:value-type="string">
            <text:p>continent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urban system</text:p>
          </table:table-cell>
          <table:table-cell office:value-type="string">
            <text:p>South-East Asia</text:p>
          </table:table-cell>
          <table:table-cell office:value-type="string">
            <text:p>geography</text:p>
          </table:table-cell>
          <table:table-cell office:value-type="string">
            <text:p>cities interactions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Modélisation de la dynamique des systèmes de peuplement: de SimpopLocal à SimpopNet.</text:p>
          </table:table-cell>
          <table:table-cell office:value-type="float" office:value="4.31494339565319E+018">
            <text:p>4314943395653190000</text:p>
          </table:table-cell>
          <table:table-cell office:value-type="float" office:value="2014">
            <text:p>2014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strong</text:p>
          </table:table-cell>
          <table:table-cell office:value-type="float" office:value="200">
            <text:p>200</text:p>
          </table:table-cell>
          <table:table-cell office:value-type="string">
            <text:p>country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coevolution</text:p>
          </table:table-cell>
          <table:table-cell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Land Use-Transportation Interaction: Lessons Learned from an Experimental Model using Cellular Automata and Artificial Neural Networks</text:p>
          </table:table-cell>
          <table:table-cell office:value-type="float" office:value="5.03459644341644E+018">
            <text:p>5034596443416440000</text:p>
          </table:table-cell>
          <table:table-cell office:value-type="float" office:value="2008">
            <text:p>2008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5">
            <text:p>15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US</text:p>
          </table:table-cell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Urban growth modeling based on land-use changes and road network expansion</text:p>
          </table:table-cell>
          <table:table-cell office:value-type="float" office:value="8.9117489677593E+018">
            <text:p>8911748967759300000</text:p>
          </table:table-cell>
          <table:table-cell office:value-type="float" office:value="2013">
            <text:p>2013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strong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coevolution</text:p>
          </table:table-cell>
          <table:table-cell office:value-type="string">
            <text:p>Toronto</text:p>
          </table:table-cell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Simulating infrastructure networks in the Yangtze River Delta (China) using generative urban network models</text:p>
          </table:table-cell>
          <table:table-cell office:value-type="float" office:value="6.3257321335657E+018">
            <text:p>6325732133565700000</text:p>
          </table:table-cell>
          <table:table-cell office:value-type="float" office:value="2016">
            <text:p>2016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0">
            <text:p>0</text:p>
          </table:table-cell>
          <table:table-cell office:value-type="string">
            <text:p>region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work growth</text:p>
          </table:table-cell>
          <table:table-cell office:value-type="string">
            <text:p>Yangtze</text:p>
          </table:table-cell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Exploring the patterns and evolution of self-organized urban street networks through modeling</text:p>
          </table:table-cell>
          <table:table-cell office:value-type="float" office:value="1.02559648657644E+019">
            <text:p>10255964865764400000</text:p>
          </table:table-cell>
          <table:table-cell office:value-type="float" office:value="2013">
            <text:p>2013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/>
          <table:table-cell office:value-type="string">
            <text:p>physics</text:p>
          </table:table-cell>
          <table:table-cell office:value-type="string">
            <text:p>local optimization,local geometry,topology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Fitting Planar Proximity Graphs on Real Street Networks</text:p>
          </table:table-cell>
          <table:table-cell office:value-type="float" office:value="9.03987827661934E+018">
            <text:p>9039878276619340000</text:p>
          </table:table-cell>
          <table:table-cell office:value-type="float" office:value="2016">
            <text:p>2016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/>
          <table:table-cell office:value-type="string">
            <text:p>phys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Evidences of communicating vessels principle in an integrated land-use and transport modeling application</text:p>
          </table:table-cell>
          <table:table-cell office:value-type="float" office:value="3.78753787201682E+018">
            <text:p>3787537872016820000</text:p>
          </table:table-cell>
          <table:table-cell office:value-type="float" office:value="2016">
            <text:p>2016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MASTER model (micro-analytical simulation of transport, employment and residence)</text:p>
          </table:table-cell>
          <table:table-cell office:value-type="float" office:value="1.59332266902789E+019">
            <text:p>15933226690278900000</text:p>
          </table:table-cell>
          <table:table-cell office:value-type="float" office:value="1990">
            <text:p>1990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STUDI: a model to simulate the impacts of new metro lines on urban development in London</text:p>
          </table:table-cell>
          <table:table-cell office:value-type="float" office:value="2.59496284415053E+018">
            <text:p>259496284415053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0">
            <text:p>20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London</text:p>
          </table:table-cell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Shape grammars overview and assessment for transport and urban design: Review, terminology, assessment, and application</text:p>
          </table:table-cell>
          <table:table-cell office:value-type="float" office:value="8.03086432938125E+017">
            <text:p>803086432938125000</text:p>
          </table:table-cell>
          <table:table-cell office:value-type="float" office:value="2016">
            <text:p>2016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shape grammar</text:p>
          </table:table-cell>
          <table:table-cell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Un scénario tod pour la région nord-pas-de-calais. Enseignements d'une modélisation intégrée transport-usage du sol</text:p>
          </table:table-cell>
          <table:table-cell office:value-type="float" office:value="1.55290625115539E+019">
            <text:p>15529062511553900000</text:p>
          </table:table-cell>
          <table:table-cell office:value-type="float" office:value="2014">
            <text:p>2014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region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Nord</text:p>
          </table:table-cell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LUTI modelling in the Netherlands: Experiences with TIGRIS and a framework for a new LUTI model</text:p>
          </table:table-cell>
          <table:table-cell office:value-type="float" office:value="1.27759460509664E+019">
            <text:p>12775946050966400000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region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Netherlands</text:p>
          </table:table-cell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Modeling long-range transportation and land use scenarios for the Sacramento region, using citizen-generated policies</text:p>
          </table:table-cell>
          <table:table-cell office:value-type="float" office:value="1.62434966541842E+019">
            <text:p>16243496654184200000</text:p>
          </table:table-cell>
          <table:table-cell office:value-type="float" office:value="2008">
            <text:p>2008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50">
            <text:p>50</text:p>
          </table:table-cell>
          <table:table-cell office:value-type="string">
            <text:p>region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Sacramento</text:p>
          </table:table-cell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A model of the rise and fall of roads</text:p>
          </table:table-cell>
          <table:table-cell office:value-type="float" office:value="1.24501841368489E+019">
            <text:p>12450184136848900000</text:p>
          </table:table-cell>
          <table:table-cell office:value-type="float" office:value="2016">
            <text:p>2016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30">
            <text:p>30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work growth</text:p>
          </table:table-cell>
          <table:table-cell office:value-type="string">
            <text:p>Twin Cities</text:p>
          </table:table-cell>
          <table:table-cell office:value-type="string">
            <text:p>economics</text:p>
          </table:table-cell>
          <table:table-cell table:number-columns-repeated="3"/>
          <table:table-cell office:value-type="string">
            <text:p>0.703152885187388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The co-evolution of land use and road networks</text:p>
          </table:table-cell>
          <table:table-cell office:value-type="float" office:value="4.9204423334496E+018">
            <text:p>4920442333449600000</text:p>
          </table:table-cell>
          <table:table-cell office:value-type="string">
            <text:p>NA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strong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coevolution</text:p>
          </table:table-cell>
          <table:table-cell/>
          <table:table-cell office:value-type="string">
            <text:p>economics</text:p>
          </table:table-cell>
          <table:table-cell table:number-columns-repeated="3"/>
          <table:table-cell office:value-type="string">
            <text:p>0.5624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Integrated co-evolution model of land use and traffic network design</text:p>
          </table:table-cell>
          <table:table-cell office:value-type="float" office:value="2.60299865294913E+018">
            <text:p>2602998652949130000</text:p>
          </table:table-cell>
          <table:table-cell office:value-type="float" office:value="2016">
            <text:p>2016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strong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coevolution</text:p>
          </table:table-cell>
          <table:table-cell/>
          <table:table-cell office:value-type="string">
            <text:p>economics</text:p>
          </table:table-cell>
          <table:table-cell table:number-columns-repeated="3"/>
          <table:table-cell office:value-type="string">
            <text:p>0.662157351370595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Topological evolution of surface transportation networks</text:p>
          </table:table-cell>
          <table:table-cell office:value-type="float" office:value="1.50490906769528E+019">
            <text:p>15049090676952800000</text:p>
          </table:table-cell>
          <table:table-cell office:value-type="float" office:value="2009">
            <text:p>2009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100">
            <text:p>100</text:p>
          </table:table-cell>
          <table:table-cell office:value-type="string">
            <text:p>region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work growth</text:p>
          </table:table-cell>
          <table:table-cell office:value-type="string">
            <text:p>Indiana</text:p>
          </table:table-cell>
          <table:table-cell office:value-type="string">
            <text:p>economics</text:p>
          </table:table-cell>
          <table:table-cell table:number-columns-repeated="3"/>
          <table:table-cell office:value-type="string">
            <text:p>0.552169898430286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<text:s/>Transport link scanner: simulating geographic transport network expansion through individual investments</text:p>
          </table:table-cell>
          <table:table-cell office:value-type="float" office:value="4.3957955128423E+018">
            <text:p>4395795512842300000</text:p>
          </table:table-cell>
          <table:table-cell office:value-type="float" office:value="2016">
            <text:p>2016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100">
            <text:p>100</text:p>
          </table:table-cell>
          <table:table-cell office:value-type="string">
            <text:p>country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 office:value-type="string">
            <text:p>Netherlands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77277970011534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Urban growth modeling with road network expansion and land use development</text:p>
          </table:table-cell>
          <table:table-cell office:value-type="float" office:value="1.2650947384306E+019">
            <text:p>12650947384306000000</text:p>
          </table:table-cell>
          <table:table-cell office:value-type="float" office:value="2011">
            <text:p>2011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strong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coevolution</text:p>
          </table:table-cell>
          <table:table-cell/>
          <table:table-cell office:value-type="string">
            <text:p>geography</text:p>
          </table:table-cell>
          <table:table-cell table:number-columns-repeated="3"/>
          <table:table-cell office:value-type="string">
            <text:p>0.553719008264463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The evolution and planning of hierarchical transport networks</text:p>
          </table:table-cell>
          <table:table-cell office:value-type="float" office:value="1.55484073006272E+019">
            <text:p>15548407300627200000</text:p>
          </table:table-cell>
          <table:table-cell office:value-type="float" office:value="2014">
            <text:p>2014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 office:value-type="string">
            <text:p>Naples</text:p>
          </table:table-cell>
          <table:table-cell office:value-type="string">
            <text:p>physics</text:p>
          </table:table-cell>
          <table:table-cell office:value-type="string">
            <text:p>hierarchy</text:p>
          </table:table-cell>
          <table:table-cell table:number-columns-repeated="2"/>
          <table:table-cell office:value-type="string">
            <text:p>0.635102040816327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<text:s/>Urban Road Network Evolution to Maximize the Capacity</text:p>
          </table:table-cell>
          <table:table-cell office:value-type="float" office:value="1.2516749824028E+019">
            <text:p>12516749824028000000</text:p>
          </table:table-cell>
          <table:table-cell office:value-type="float" office:value="2014">
            <text:p>2014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work growth</text:p>
          </table:table-cell>
          <table:table-cell/>
          <table:table-cell office:value-type="string">
            <text:p>physics</text:p>
          </table:table-cell>
          <table:table-cell office:value-type="string">
            <text:p>investment,network capacity</text:p>
          </table:table-cell>
          <table:table-cell table:number-columns-repeated="2"/>
          <table:table-cell office:value-type="string">
            <text:p>0.41934496479951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Mathematics and morphogenesis of cities: A geometrical approach</text:p>
          </table:table-cell>
          <table:table-cell office:value-type="float" office:value="1.18198185618549E+019">
            <text:p>11819818561854900000</text:p>
          </table:table-cell>
          <table:table-cell office:value-type="float" office:value="2011">
            <text:p>2011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/>
          <table:table-cell office:value-type="string">
            <text:p>physics</text:p>
          </table:table-cell>
          <table:table-cell office:value-type="string">
            <text:p>local optimization</text:p>
          </table:table-cell>
          <table:table-cell table:number-columns-repeated="2"/>
          <table:table-cell office:value-type="string">
            <text:p>0.65722615576843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Heuristic urban transportation network design method, a multilayer coevolution approach</text:p>
          </table:table-cell>
          <table:table-cell office:value-type="float" office:value="9.43365320682462E+018">
            <text:p>9433653206824620000</text:p>
          </table:table-cell>
          <table:table-cell office:value-type="float" office:value="2017">
            <text:p>2017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/>
          <table:table-cell office:value-type="string">
            <text:p>physics</text:p>
          </table:table-cell>
          <table:table-cell office:value-type="string">
            <text:p>multiscalar network effects</text:p>
          </table:table-cell>
          <table:table-cell office:value-type="string">
            <text:p>coevolution between layers</text:p>
          </table:table-cell>
          <table:table-cell/>
          <table:table-cell office:value-type="string">
            <text:p>0.726153846153846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Balancing building and maintenance costs in growing transport networks</text:p>
          </table:table-cell>
          <table:table-cell office:value-type="float" office:value="5.97646006857155E+018">
            <text:p>5976460068571550000</text:p>
          </table:table-cell>
          <table:table-cell office:value-type="float" office:value="2016">
            <text:p>2016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/>
          <table:table-cell office:value-type="string">
            <text:p>physics</text:p>
          </table:table-cell>
          <table:table-cell office:value-type="string">
            <text:p>network maintenance</text:p>
          </table:table-cell>
          <table:table-cell table:number-columns-repeated="2"/>
          <table:table-cell office:value-type="string">
            <text:p>0.482103725346969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Space evolution model and empirical analysis of an urban public transport network</text:p>
          </table:table-cell>
          <table:table-cell office:value-type="float" office:value="7.04517162122546E+018">
            <text:p>7045171621225460000</text:p>
          </table:table-cell>
          <table:table-cell office:value-type="float" office:value="2012">
            <text:p>2012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 office:value-type="string">
            <text:p>China</text:p>
          </table:table-cell>
          <table:table-cell office:value-type="string">
            <text:p>physics</text:p>
          </table:table-cell>
          <table:table-cell table:number-columns-repeated="3"/>
          <table:table-cell office:value-type="string">
            <text:p>0.591604938271605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Co-evolution of density and topology in a simple model of city formation</text:p>
          </table:table-cell>
          <table:table-cell office:value-type="float" office:value="5.91172463735267E+018">
            <text:p>5911724637352670000</text:p>
          </table:table-cell>
          <table:table-cell office:value-type="string">
            <text:p>NA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/>
          <table:table-cell office:value-type="string">
            <text:p>physics</text:p>
          </table:table-cell>
          <table:table-cell table:number-columns-repeated="3"/>
          <table:table-cell office:value-type="string">
            <text:p>0.475206611570248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Emergence of hierarchy in cost-driven growth of spatial networks</text:p>
          </table:table-cell>
          <table:table-cell office:value-type="float" office:value="1.04669539926407E+019">
            <text:p>10466953992640700000</text:p>
          </table:table-cell>
          <table:table-cell office:value-type="float" office:value="2013">
            <text:p>2013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region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/>
          <table:table-cell office:value-type="string">
            <text:p>physics</text:p>
          </table:table-cell>
          <table:table-cell table:number-columns-repeated="3"/>
          <table:table-cell office:value-type="string">
            <text:p>0.628071636817993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<text:s/>Patterns and grammars for transport network generation</text:p>
          </table:table-cell>
          <table:table-cell office:value-type="float" office:value="9.66507108637717E+018">
            <text:p>9665071086377170000</text:p>
          </table:table-cell>
          <table:table-cell office:value-type="float" office:value="2010">
            <text:p>2010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/>
          <table:table-cell office:value-type="string">
            <text:p>transportation</text:p>
          </table:table-cell>
          <table:table-cell table:number-columns-repeated="3"/>
          <table:table-cell office:value-type="string">
            <text:p>0.425396825396825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Rules for biologically inspired adaptive network design</text:p>
          </table:table-cell>
          <table:table-cell office:value-type="float" office:value="1.78932420223071E+019">
            <text:p>1789324202230710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transportation</text:p>
          </table:table-cell>
          <table:table-cell office:value-type="string">
            <text:p>Tokyo</text:p>
          </table:table-cell>
          <table:table-cell office:value-type="string">
            <text:p>biology</text:p>
          </table:table-cell>
          <table:table-cell office:value-type="string">
            <text:p>network growth</text:p>
          </table:table-cell>
          <table:table-cell table:number-columns-repeated="2"/>
          <table:table-cell office:value-type="string">
            <text:p>0.670630202140309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Estimation and validation of a microscopic model for spatial economic effects of transport infrastructure</text:p>
          </table:table-cell>
          <table:table-cell office:value-type="float" office:value="1.309846339013E+019">
            <text:p>13098463390130000000</text:p>
          </table:table-cell>
          <table:table-cell office:value-type="float" office:value="2009">
            <text:p>2009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5">
            <text:p>15</text:p>
          </table:table-cell>
          <table:table-cell office:value-type="string">
            <text:p>region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microeconomics</text:p>
          </table:table-cell>
          <table:table-cell office:value-type="string">
            <text:p>Randstad</text:p>
          </table:table-cell>
          <table:table-cell office:value-type="string">
            <text:p>economics</text:p>
          </table:table-cell>
          <table:table-cell table:number-columns-repeated="3"/>
          <table:table-cell office:value-type="string">
            <text:p>0.68493150684931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A tool for evaluating urban sustainability via integrated transportation and land use simulation models</text:p>
          </table:table-cell>
          <table:table-cell office:value-type="float" office:value="6.32107365189209E+018">
            <text:p>6321073651892090000</text:p>
          </table:table-cell>
          <table:table-cell office:value-type="float" office:value="2009">
            <text:p>2009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Canada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460937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The strategic, dynamic and integrated urban land use and transport model MARS (Metropolitan Activity Relocation Simulator)</text:p>
          </table:table-cell>
          <table:table-cell office:value-type="float" office:value="1.31722277820219E+019">
            <text:p>13172227782021900000</text:p>
          </table:table-cell>
          <table:table-cell office:value-type="float" office:value="2003">
            <text:p>2003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0">
            <text:p>20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Vienna</text:p>
          </table:table-cell>
          <table:table-cell office:value-type="string">
            <text:p>planning</text:p>
          </table:table-cell>
          <table:table-cell office:value-type="string">
            <text:p>active relocation,employment relocation,housing market</text:p>
          </table:table-cell>
          <table:table-cell/>
          <table:table-cell office:value-type="string">
            <text:p>http://www.ivv.tuwien.ac.at/fileadmin/mediapool-verkehrsplanung/Diverse/Forschung/Publikationen/Online/MARS_smallest_size.pdf</text:p>
          </table:table-cell>
          <table:table-cell office:value-type="string">
            <text:p>0.53801481165752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UrbanSim: Modeling urban development for land use, transportation, and environmental planning</text:p>
          </table:table-cell>
          <table:table-cell office:value-type="float" office:value="1.09613320318653E+019">
            <text:p>10961332031865300000</text:p>
          </table:table-cell>
          <table:table-cell office:value-type="float" office:value="2002">
            <text:p>2002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0">
            <text:p>20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Oregon</text:p>
          </table:table-cell>
          <table:table-cell office:value-type="string">
            <text:p>planning</text:p>
          </table:table-cell>
          <table:table-cell table:number-columns-repeated="3"/>
          <table:table-cell office:value-type="string">
            <text:p>0.781065088757396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Leeds Integrated Land-Use Transport Model (LILT)</text:p>
          </table:table-cell>
          <table:table-cell office:value-type="float" office:value="1.72463531871561E+019">
            <text:p>17246353187156100000</text:p>
          </table:table-cell>
          <table:table-cell office:value-type="float" office:value="1983">
            <text:p>1983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Leeds</text:p>
          </table:table-cell>
          <table:table-cell office:value-type="string">
            <text:p>planning</text:p>
          </table:table-cell>
          <table:table-cell/>
          <table:table-cell office:value-type="string">
            <text:p>Both-way interaction : network supply only, no infra</text:p>
          </table:table-cell>
          <table:table-cell/>
          <table:table-cell office:value-type="string">
            <text:p>0.747849705749208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A land-use/transport interaction model for Austria</text:p>
          </table:table-cell>
          <table:table-cell office:value-type="float" office:value="1.20235037748819E+019">
            <text:p>12023503774881900000</text:p>
          </table:table-cell>
          <table:table-cell office:value-type="float" office:value="2009">
            <text:p>2009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30">
            <text:p>30</text:p>
          </table:table-cell>
          <table:table-cell office:value-type="string">
            <text:p>country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Austria</text:p>
          </table:table-cell>
          <table:table-cell office:value-type="string">
            <text:p>transportation</text:p>
          </table:table-cell>
          <table:table-cell office:value-type="string">
            <text:p>active relocation,employment relocation,housing market</text:p>
          </table:table-cell>
          <table:table-cell table:number-columns-repeated="2"/>
          <table:table-cell office:value-type="string">
            <text:p>0.496301775147929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Development of an integrated transport-land use model for the activities relocation in urban areas</text:p>
          </table:table-cell>
          <table:table-cell office:value-type="float" office:value="9.73898133243708E+018">
            <text:p>9738981332437080000</text:p>
          </table:table-cell>
          <table:table-cell office:value-type="float" office:value="2014">
            <text:p>2014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Roma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64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Integrated land use-transport model system with dynamic time-dependent activity-travel microsimulation</text:p>
          </table:table-cell>
          <table:table-cell office:value-type="float" office:value="1.48478830868657E+019">
            <text:p>14847883086865700000</text:p>
          </table:table-cell>
          <table:table-cell office:value-type="float" office:value="2012">
            <text:p>2012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/>
          <table:table-cell office:value-type="string">
            <text:p>transportation</text:p>
          </table:table-cell>
          <table:table-cell table:number-columns-repeated="3"/>
          <table:table-cell office:value-type="string">
            <text:p>0.705578512396694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Towards an Agent-based, Integrated Land-use Transport Modeling System</text:p>
          </table:table-cell>
          <table:table-cell office:value-type="float" office:value="6.65295853976407E+018">
            <text:p>6652958539764070000</text:p>
          </table:table-cell>
          <table:table-cell office:value-type="float" office:value="2016">
            <text:p>2016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region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US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584489795918367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A model of road network and buildings extension co-evolution</text:p>
          </table:table-cell>
          <table:table-cell office:value-type="float" office:value="1.47397151379948E+019">
            <text:p>14739715137994800000</text:p>
          </table:table-cell>
          <table:table-cell office:value-type="float" office:value="2014">
            <text:p>2014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strong</text:p>
          </table:table-cell>
          <table:table-cell office:value-type="string">
            <text:p>NA</text:p>
          </table:table-cell>
          <table:table-cell office:value-type="string">
            <text:p>local</text:p>
          </table:table-cell>
          <table:table-cell office:value-type="string">
            <text:p>sim,ca</text:p>
          </table:table-cell>
          <table:table-cell office:value-type="string">
            <text:p>no</text:p>
          </table:table-cell>
          <table:table-cell office:value-type="string">
            <text:p>coevolution</text:p>
          </table:table-cell>
          <table:table-cell/>
          <table:table-cell office:value-type="string">
            <text:p>computer science</text:p>
          </table:table-cell>
          <table:table-cell table:number-columns-repeated="3"/>
          <table:table-cell office:value-type="string">
            <text:p>0.552268244575937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LUTI model for the metropolitan area of Santander</text:p>
          </table:table-cell>
          <table:table-cell office:value-type="float" office:value="1.14267988023841E+019">
            <text:p>11426798802384100000</text:p>
          </table:table-cell>
          <table:table-cell office:value-type="float" office:value="2013">
            <text:p>2013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,stat</text:p>
          </table:table-cell>
          <table:table-cell office:value-type="string">
            <text:p>yes</text:p>
          </table:table-cell>
          <table:table-cell office:value-type="string">
            <text:p>luti</text:p>
          </table:table-cell>
          <table:table-cell office:value-type="string">
            <text:p>Santander</text:p>
          </table:table-cell>
          <table:table-cell office:value-type="string">
            <text:p>planning</text:p>
          </table:table-cell>
          <table:table-cell office:value-type="string">
            <text:p>transportation policy</text:p>
          </table:table-cell>
          <table:table-cell table:number-columns-repeated="2"/>
          <table:table-cell office:value-type="string">
            <text:p>0.686380674718867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Assessing the accessibility impact of transport policy by a land-use and transport interaction model–The case of Madrid</text:p>
          </table:table-cell>
          <table:table-cell office:value-type="float" office:value="7.40303473516075E+018">
            <text:p>7403034735160750000</text:p>
          </table:table-cell>
          <table:table-cell office:value-type="float" office:value="2015">
            <text:p>2015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im,stat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Madrid</text:p>
          </table:table-cell>
          <table:table-cell office:value-type="string">
            <text:p>planning</text:p>
          </table:table-cell>
          <table:table-cell table:number-columns-repeated="2"/>
          <table:table-cell office:value-type="string">
            <text:p>http://www.sciencedirect.com/science/article/pii/S019897151400043X</text:p>
          </table:table-cell>
          <table:table-cell office:value-type="string">
            <text:p>0.342387981483099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Accessibility modeling and evaluation: The TIGRIS XL land-use and transport interaction model for the Netherlands</text:p>
          </table:table-cell>
          <table:table-cell office:value-type="float" office:value="1.30760305842305E+019">
            <text:p>13076030584230500000</text:p>
          </table:table-cell>
          <table:table-cell office:value-type="float" office:value="2015">
            <text:p>2015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0">
            <text:p>20</text:p>
          </table:table-cell>
          <table:table-cell office:value-type="string">
            <text:p>region</text:p>
          </table:table-cell>
          <table:table-cell office:value-type="string">
            <text:p>sim,stat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Netherlands</text:p>
          </table:table-cell>
          <table:table-cell office:value-type="string">
            <text:p>planning</text:p>
          </table:table-cell>
          <table:table-cell office:value-type="string">
            <text:p>relocation,accessibility,transport demand</text:p>
          </table:table-cell>
          <table:table-cell/>
          <table:table-cell office:value-type="string">
            <text:p>http://www.sciencedirect.com/science/article/pii/S0198971514000647</text:p>
          </table:table-cell>
          <table:table-cell office:value-type="string">
            <text:p>0.614083762716343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Bus rapid transit impacts on land uses and land values in Seoul, Korea</text:p>
          </table:table-cell>
          <table:table-cell office:value-type="float" office:value="1.78650486144784E+018">
            <text:p>1786504861447840000</text:p>
          </table:table-cell>
          <table:table-cell office:value-type="float" office:value="2011">
            <text:p>2011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Seoul</text:p>
          </table:table-cell>
          <table:table-cell office:value-type="string">
            <text:p>transportation</text:p>
          </table:table-cell>
          <table:table-cell office:value-type="string">
            <text:p>housing market</text:p>
          </table:table-cell>
          <table:table-cell table:number-columns-repeated="2"/>
          <table:table-cell office:value-type="string">
            <text:p>0.775730822935904</text:p>
          </table:table-cell>
          <table:table-cell office:value-type="string">
            <text:p>brt</text:p>
          </table:table-cell>
        </table:table-row>
        <table:table-row table:style-name="ro2">
          <table:table-cell office:value-type="string">
            <text:p>Transit's value-added effects: light and commuter rail services and commercial land values</text:p>
          </table:table-cell>
          <table:table-cell office:value-type="float" office:value="6.68417013649589E+018">
            <text:p>6684170136495890000</text:p>
          </table:table-cell>
          <table:table-cell office:value-type="float" office:value="2002">
            <text:p>2002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transportation</text:p>
          </table:table-cell>
          <table:table-cell office:value-type="string">
            <text:p>Santa Clara</text:p>
          </table:table-cell>
          <table:table-cell office:value-type="string">
            <text:p>economics</text:p>
          </table:table-cell>
          <table:table-cell office:value-type="string">
            <text:p>housing market</text:p>
          </table:table-cell>
          <table:table-cell table:number-columns-repeated="2"/>
          <table:table-cell office:value-type="string">
            <text:p>0.6112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Impact of proximity to light rail rapid transit on station-area property values in Buffalo, New York</text:p>
          </table:table-cell>
          <table:table-cell office:value-type="float" office:value="2.18441834398628E+018">
            <text:p>2184418343986280000</text:p>
          </table:table-cell>
          <table:table-cell office:value-type="float" office:value="2007">
            <text:p>2007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Buffalo</text:p>
          </table:table-cell>
          <table:table-cell office:value-type="string">
            <text:p>economics</text:p>
          </table:table-cell>
          <table:table-cell office:value-type="string">
            <text:p>housing market</text:p>
          </table:table-cell>
          <table:table-cell table:number-columns-repeated="2"/>
          <table:table-cell office:value-type="string">
            <text:p>0.323621399176955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Relationship between transport accessibility and land value: Local model approach with geographically weighted regression</text:p>
          </table:table-cell>
          <table:table-cell office:value-type="float" office:value="4.41839713713189E+018">
            <text:p>4418397137131890000</text:p>
          </table:table-cell>
          <table:table-cell office:value-type="float" office:value="2006">
            <text:p>2006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UK</text:p>
          </table:table-cell>
          <table:table-cell office:value-type="string">
            <text:p>economics</text:p>
          </table:table-cell>
          <table:table-cell office:value-type="string">
            <text:p>housing market</text:p>
          </table:table-cell>
          <table:table-cell/>
          <table:table-cell office:value-type="string">
            <text:p>https://trid.trb.org/view.aspx?id=777211</text:p>
          </table:table-cell>
          <table:table-cell office:value-type="string">
            <text:p>0.560380725758477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Measuring the neighborhood benefits of rail transit accessibility</text:p>
          </table:table-cell>
          <table:table-cell office:value-type="float" office:value="4.39370607131154E+018">
            <text:p>4393706071311540000</text:p>
          </table:table-cell>
          <table:table-cell office:value-type="float" office:value="1997">
            <text:p>1997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/>
          <table:table-cell office:value-type="string">
            <text:p>economics</text:p>
          </table:table-cell>
          <table:table-cell office:value-type="string">
            <text:p>housing market</text:p>
          </table:table-cell>
          <table:table-cell/>
          <table:table-cell office:value-type="string">
            <text:p>https://trid.trb.org/view.aspx?id=578169</text:p>
          </table:table-cell>
          <table:table-cell office:value-type="string">
            <text:p>0.606484235574063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Identifying the impacts of rail transit stations on residential property values</text:p>
          </table:table-cell>
          <table:table-cell office:value-type="float" office:value="1.3588936307864E+019">
            <text:p>13588936307864000000</text:p>
          </table:table-cell>
          <table:table-cell office:value-type="float" office:value="2001">
            <text:p>2001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transportation</text:p>
          </table:table-cell>
          <table:table-cell office:value-type="string">
            <text:p>Atlanta</text:p>
          </table:table-cell>
          <table:table-cell office:value-type="string">
            <text:p>economics</text:p>
          </table:table-cell>
          <table:table-cell table:number-columns-repeated="2"/>
          <table:table-cell office:value-type="string">
            <text:p>http://www.sciencedirect.com/science/article/pii/S0094119001922144</text:p>
          </table:table-cell>
          <table:table-cell office:value-type="string">
            <text:p>0.450247933884298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Reaction of house prices to a new rapid transit line: Chicago's midway line, 1983–1999</text:p>
          </table:table-cell>
          <table:table-cell office:value-type="float" office:value="2.01633285811324E+018">
            <text:p>2016332858113240000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0">
            <text:p>2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Chicago</text:p>
          </table:table-cell>
          <table:table-cell office:value-type="string">
            <text:p>economics</text:p>
          </table:table-cell>
          <table:table-cell office:value-type="string">
            <text:p>housing market</text:p>
          </table:table-cell>
          <table:table-cell table:number-columns-repeated="2"/>
          <table:table-cell office:value-type="string">
            <text:p>0.534013605442177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The effects of a new subway line on housing prices in metropolitan Toronto</text:p>
          </table:table-cell>
          <table:table-cell office:value-type="float" office:value="1.39747575984917E+019">
            <text:p>13974757598491700000</text:p>
          </table:table-cell>
          <table:table-cell office:value-type="float" office:value="1983">
            <text:p>1983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transportation</text:p>
          </table:table-cell>
          <table:table-cell office:value-type="string">
            <text:p>Toronto</text:p>
          </table:table-cell>
          <table:table-cell office:value-type="string">
            <text:p>economics</text:p>
          </table:table-cell>
          <table:table-cell table:number-columns-repeated="3"/>
          <table:table-cell office:value-type="string">
            <text:p>0.669550173010381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Combined impacts of highways and light rail transit on residential property values: A spatial hedonic price model for Phoenix, Arizona</text:p>
          </table:table-cell>
          <table:table-cell office:value-type="float" office:value="4.91180643649101E+018">
            <text:p>4911806436491010000</text:p>
          </table:table-cell>
          <table:table-cell office:value-type="float" office:value="2014">
            <text:p>2014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Phoenix</text:p>
          </table:table-cell>
          <table:table-cell office:value-type="string">
            <text:p>geography</text:p>
          </table:table-cell>
          <table:table-cell office:value-type="string">
            <text:p>housing market</text:p>
          </table:table-cell>
          <table:table-cell/>
          <table:table-cell office:value-type="string">
            <text:p>http://www.sciencedirect.com/science/article/pii/S0966692314001653</text:p>
          </table:table-cell>
          <table:table-cell office:value-type="string">
            <text:p>0.350584842172729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Do plans matter? The effects of light rail plans on land values in station areas</text:p>
          </table:table-cell>
          <table:table-cell office:value-type="float" office:value="5.89303329098753E+018">
            <text:p>5893033290987530000</text:p>
          </table:table-cell>
          <table:table-cell office:value-type="float" office:value="2001">
            <text:p>2001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5">
            <text:p>5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tod</text:p>
          </table:table-cell>
          <table:table-cell office:value-type="string">
            <text:p>Oregon</text:p>
          </table:table-cell>
          <table:table-cell office:value-type="string">
            <text:p>planning</text:p>
          </table:table-cell>
          <table:table-cell office:value-type="string">
            <text:p>land value</text:p>
          </table:table-cell>
          <table:table-cell table:number-columns-repeated="2"/>
          <table:table-cell office:value-type="string">
            <text:p>0.693028095733611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Assessing the impacts of Light Rail Transit on urban land in Manila</text:p>
          </table:table-cell>
          <table:table-cell office:value-type="float" office:value="4.84073755631624E+018">
            <text:p>4840737556316240000</text:p>
          </table:table-cell>
          <table:table-cell office:value-type="float" office:value="2010">
            <text:p>2010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Manila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730489073881374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Capitalization of BRT network expansions effects into prices of non-expansion areas</text:p>
          </table:table-cell>
          <table:table-cell office:value-type="float" office:value="1.49306122083242E+019">
            <text:p>14930612208324200000</text:p>
          </table:table-cell>
          <table:table-cell office:value-type="float" office:value="2009">
            <text:p>2009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Bogota</text:p>
          </table:table-cell>
          <table:table-cell office:value-type="string">
            <text:p>transportation</text:p>
          </table:table-cell>
          <table:table-cell table:number-columns-repeated="2"/>
          <table:table-cell office:value-type="string">
            <text:p>http://www.sciencedirect.com/science/article/pii/S0965856409000299</text:p>
          </table:table-cell>
          <table:table-cell office:value-type="string">
            <text:p>0.52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Light rail proximity: Benefit or detriment in the case of Santa Clara County, California?</text:p>
          </table:table-cell>
          <table:table-cell office:value-type="float" office:value="6.64218791047249E+018">
            <text:p>6642187910472490000</text:p>
          </table:table-cell>
          <table:table-cell office:value-type="float" office:value="2001">
            <text:p>2001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region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Santa Clara</text:p>
          </table:table-cell>
          <table:table-cell office:value-type="string">
            <text:p>transportation</text:p>
          </table:table-cell>
          <table:table-cell office:value-type="string">
            <text:p>housing market</text:p>
          </table:table-cell>
          <table:table-cell table:number-columns-repeated="2"/>
          <table:table-cell office:value-type="string">
            <text:p>0.653061224489796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Does high-speed rail accessibility influence residential property prices? Hedonic estimates from southern Taiwan</text:p>
          </table:table-cell>
          <table:table-cell office:value-type="float" office:value="7.20731174895074E+018">
            <text:p>720731174895074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region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sr</text:p>
          </table:table-cell>
          <table:table-cell office:value-type="string">
            <text:p>Taiwan</text:p>
          </table:table-cell>
          <table:table-cell office:value-type="string">
            <text:p>transportation</text:p>
          </table:table-cell>
          <table:table-cell office:value-type="string">
            <text:p>housing market</text:p>
          </table:table-cell>
          <table:table-cell table:number-columns-repeated="2"/>
          <table:table-cell office:value-type="string">
            <text:p>0.693576388888889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High-speed rail and office location choices. A stated choice experiment for the Netherlands</text:p>
          </table:table-cell>
          <table:table-cell office:value-type="float" office:value="1.02816429409787E+019">
            <text:p>10281642940978700000</text:p>
          </table:table-cell>
          <table:table-cell office:value-type="float" office:value="2011">
            <text:p>2011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country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sr</text:p>
          </table:table-cell>
          <table:table-cell office:value-type="string">
            <text:p>Netherlands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453825260298778</text:p>
          </table:table-cell>
          <table:table-cell office:value-type="string">
            <text:p>hsr</text:p>
          </table:table-cell>
        </table:table-row>
        <table:table-row table:style-name="ro2">
          <table:table-cell office:value-type="string">
            <text:p>The first rapid tram line in Poland: How has it affected travel behaviours, housing choices and satisfaction, and apartment prices?</text:p>
          </table:table-cell>
          <table:table-cell office:value-type="float" office:value="1.00782988509246E+019">
            <text:p>10078298850924600000</text:p>
          </table:table-cell>
          <table:table-cell office:value-type="float" office:value="2016">
            <text:p>2016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Poland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7542690545606</text:p>
          </table:table-cell>
          <table:table-cell office:value-type="string">
            <text:p>hsr</text:p>
          </table:table-cell>
        </table:table-row>
        <table:table-row table:style-name="ro2">
          <table:table-cell office:value-type="string">
            <text:p>Infrastructure, long‐run economic growth and causality tests for cointegrated panels</text:p>
          </table:table-cell>
          <table:table-cell office:value-type="float" office:value="3.4110113517153E+018">
            <text:p>3411011351715300000</text:p>
          </table:table-cell>
          <table:table-cell office:value-type="float" office:value="2008">
            <text:p>2008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50">
            <text:p>50</text:p>
          </table:table-cell>
          <table:table-cell office:value-type="string">
            <text:p>country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economic growth</text:p>
          </table:table-cell>
          <table:table-cell/>
          <table:table-cell office:value-type="string">
            <text:p>economics</text:p>
          </table:table-cell>
          <table:table-cell office:value-type="string">
            <text:p>economic growth</text:p>
          </table:table-cell>
          <table:table-cell table:number-columns-repeated="2"/>
          <table:table-cell office:value-type="string">
            <text:p>0.670138888888889</text:p>
          </table:table-cell>
          <table:table-cell office:value-type="string">
            <text:p>infra planning</text:p>
          </table:table-cell>
        </table:table-row>
        <table:table-row table:style-name="ro2">
          <table:table-cell office:value-type="string">
            <text:p>Should any new light rail line provide real estate gains, or not? The case of the T3 line in Paris</text:p>
          </table:table-cell>
          <table:table-cell office:value-type="float" office:value="8.19668143273785E+018">
            <text:p>8196681432737850000</text:p>
          </table:table-cell>
          <table:table-cell office:value-type="float" office:value="2015">
            <text:p>2015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Paris, T3</text:p>
          </table:table-cell>
          <table:table-cell office:value-type="string">
            <text:p>economics</text:p>
          </table:table-cell>
          <table:table-cell table:number-columns-repeated="3"/>
          <table:table-cell office:value-type="string">
            <text:p>0.666666666666667</text:p>
          </table:table-cell>
          <table:table-cell office:value-type="string">
            <text:p>infra planning</text:p>
          </table:table-cell>
        </table:table-row>
        <table:table-row table:style-name="ro2">
          <table:table-cell office:value-type="string">
            <text:p>Light-rail-transit impacts in Portland: The first ten years</text:p>
          </table:table-cell>
          <table:table-cell office:value-type="float" office:value="1.39386635561362E+019">
            <text:p>13938663556136200000</text:p>
          </table:table-cell>
          <table:table-cell office:value-type="float" office:value="1999">
            <text:p>1999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0">
            <text:p>1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/>
          <table:table-cell office:value-type="string">
            <text:p>Portland</text:p>
          </table:table-cell>
          <table:table-cell office:value-type="string">
            <text:p>economics</text:p>
          </table:table-cell>
          <table:table-cell office:value-type="string">
            <text:p>active relocation</text:p>
          </table:table-cell>
          <table:table-cell table:number-columns-repeated="2"/>
          <table:table-cell office:value-type="string">
            <text:p>0.769770408163265</text:p>
          </table:table-cell>
          <table:table-cell office:value-type="string">
            <text:p>infra planning</text:p>
          </table:table-cell>
        </table:table-row>
        <table:table-row table:style-name="ro2">
          <table:table-cell office:value-type="string">
            <text:p>The connection between public transit and employment: the cases of Portland and Atlanta</text:p>
          </table:table-cell>
          <table:table-cell office:value-type="float" office:value="9.78260253952464E+018">
            <text:p>9782602539524640000</text:p>
          </table:table-cell>
          <table:table-cell office:value-type="float" office:value="1999">
            <text:p>1999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0">
            <text:p>1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/>
          <table:table-cell office:value-type="string">
            <text:p>Washington, Atlanta</text:p>
          </table:table-cell>
          <table:table-cell office:value-type="string">
            <text:p>economics</text:p>
          </table:table-cell>
          <table:table-cell office:value-type="string">
            <text:p>employment</text:p>
          </table:table-cell>
          <table:table-cell table:number-columns-repeated="2"/>
          <table:table-cell office:value-type="string">
            <text:p>0.695652173913043</text:p>
          </table:table-cell>
          <table:table-cell office:value-type="string">
            <text:p>infra planning</text:p>
          </table:table-cell>
        </table:table-row>
        <table:table-row table:style-name="ro2">
          <table:table-cell office:value-type="string">
            <text:p>The impact of rapid rail transit on economic development: the case of Atlanta's MARTA</text:p>
          </table:table-cell>
          <table:table-cell office:value-type="float" office:value="1.62173355230351E+019">
            <text:p>16217335523035100000</text:p>
          </table:table-cell>
          <table:table-cell office:value-type="float" office:value="1997">
            <text:p>1997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transportation</text:p>
          </table:table-cell>
          <table:table-cell office:value-type="string">
            <text:p>Atlanta</text:p>
          </table:table-cell>
          <table:table-cell office:value-type="string">
            <text:p>economics</text:p>
          </table:table-cell>
          <table:table-cell table:number-columns-repeated="3"/>
          <table:table-cell office:value-type="string">
            <text:p>0.676748582230624</text:p>
          </table:table-cell>
          <table:table-cell office:value-type="string">
            <text:p>infra planning</text:p>
          </table:table-cell>
        </table:table-row>
        <table:table-row table:style-name="ro2">
          <table:table-cell office:value-type="string">
            <text:p>Rail transit and joint development: Land market impacts in Washington, DC and Atlanta</text:p>
          </table:table-cell>
          <table:table-cell office:value-type="float" office:value="1.72740355431691E+019">
            <text:p>17274035543169100000</text:p>
          </table:table-cell>
          <table:table-cell office:value-type="float" office:value="1994">
            <text:p>1994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0">
            <text:p>1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office market</text:p>
          </table:table-cell>
          <table:table-cell office:value-type="string">
            <text:p>Washington, Atlanta</text:p>
          </table:table-cell>
          <table:table-cell office:value-type="string">
            <text:p>planning</text:p>
          </table:table-cell>
          <table:table-cell table:number-columns-repeated="3"/>
          <table:table-cell office:value-type="string">
            <text:p>0.746717971933001</text:p>
          </table:table-cell>
          <table:table-cell office:value-type="string">
            <text:p>infra planning</text:p>
          </table:table-cell>
        </table:table-row>
        <table:table-row table:style-name="ro2">
          <table:table-cell office:value-type="string">
            <text:p><text:s/>Réseau routier national et développement économique régional: une approche par fonction de production revisitée</text:p>
          </table:table-cell>
          <table:table-cell office:value-type="float" office:value="9.35169953818719E+018">
            <text:p>9351699538187190000</text:p>
          </table:table-cell>
          <table:table-cell office:value-type="float" office:value="2008">
            <text:p>2008</text:p>
          </table:table-cell>
          <table:table-cell office:value-type="string">
            <text:p>Infra Planning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country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economic growth</text:p>
          </table:table-cell>
          <table:table-cell office:value-type="string">
            <text:p>France</text:p>
          </table:table-cell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Assessment of the real estate benefits due to accessibility gains brought by a transport project: the impacts of a light rail infrastructure improvement in the Hauts-de- …</text:p>
          </table:table-cell>
          <table:table-cell office:value-type="float" office:value="1.4886177128542E+019">
            <text:p>14886177128542000000</text:p>
          </table:table-cell>
          <table:table-cell office:value-type="float" office:value="2008">
            <text:p>2008</text:p>
          </table:table-cell>
          <table:table-cell office:value-type="string">
            <text:p>Infra Planning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Paris, T2</text:p>
          </table:table-cell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Commercial Property Values and Proximity to Light Rail: Calculating Benefits with a Hedonic Price Model</text:p>
          </table:table-cell>
          <table:table-cell office:value-type="float" office:value="5.19504607026521E+018">
            <text:p>5195046070265210000</text:p>
          </table:table-cell>
          <table:table-cell table:number-columns-repeated="2"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/>
          <table:table-cell office:value-type="string">
            <text:p>economics</text:p>
          </table:table-cell>
          <table:table-cell office:value-type="string">
            <text:p>housing market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he impact of transport on residential location</text:p>
          </table:table-cell>
          <table:table-cell office:value-type="float" office:value="1.0500191054399E+019">
            <text:p>10500191054399000000</text:p>
          </table:table-cell>
          <table:table-cell office:value-type="float" office:value="2003">
            <text:p>2003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Oxford</text:p>
          </table:table-cell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An empirical analysis of the relationship between road development and residential land development</text:p>
          </table:table-cell>
          <table:table-cell office:value-type="float" office:value="1.04585111071525E+019">
            <text:p>1045851110715250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strong</text:p>
          </table:table-cell>
          <table:table-cell office:value-type="float" office:value="25">
            <text:p>25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causal stats</text:p>
          </table:table-cell>
          <table:table-cell office:value-type="string">
            <text:p>Canada</text:p>
          </table:table-cell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Analyse économique des configurations urbaines et de leur étalement</text:p>
          </table:table-cell>
          <table:table-cell office:value-type="float" office:value="4.26119662454464E+018">
            <text:p>4261196624544640000</text:p>
          </table:table-cell>
          <table:table-cell office:value-type="float" office:value="2000">
            <text:p>2000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5">
            <text:p>25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urban growth</text:p>
          </table:table-cell>
          <table:table-cell office:value-type="string">
            <text:p>stat</text:p>
          </table:table-cell>
          <table:table-cell office:value-type="string">
            <text:p>economics</text:p>
          </table:table-cell>
          <table:table-cell office:value-type="string">
            <text:p>micro-eco,transport cost,market,amenities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High-speed rail's impact on the location of office employment within the Dutch Randstad Area</text:p>
          </table:table-cell>
          <table:table-cell office:value-type="float" office:value="8.24815433547789E+018">
            <text:p>824815433547789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sr</text:p>
          </table:table-cell>
          <table:table-cell office:value-type="string">
            <text:p>Randstad</text:p>
          </table:table-cell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La contribution des infrastructures au développement des régions françaises</text:p>
          </table:table-cell>
          <table:table-cell office:value-type="float" office:value="1.23459153546926E+019">
            <text:p>12345915354692600000</text:p>
          </table:table-cell>
          <table:table-cell office:value-type="float" office:value="1999">
            <text:p>1999</text:p>
          </table:table-cell>
          <table:table-cell office:value-type="string">
            <text:p>Geograph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region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infrastructure</text:p>
          </table:table-cell>
          <table:table-cell office:value-type="string">
            <text:p>France</text:p>
          </table:table-cell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he New Cispadana Motorway. Impact on Industrial Buildings Property Values</text:p>
          </table:table-cell>
          <table:table-cell office:value-type="float" office:value="1.26734806827497E+019">
            <text:p>12673480682749700000</text:p>
          </table:table-cell>
          <table:table-cell office:value-type="float" office:value="2012">
            <text:p>2012</text:p>
          </table:table-cell>
          <table:table-cell office:value-type="string">
            <text:p>Infra Planning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region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Italy</text:p>
          </table:table-cell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Modeling evolutionary network of Shanghai urban subway</text:p>
          </table:table-cell>
          <table:table-cell office:value-type="float" office:value="8.39096371156454E+018">
            <text:p>8390963711564540000</text:p>
          </table:table-cell>
          <table:table-cell office:value-type="float" office:value="2013">
            <text:p>2013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network analysis</text:p>
          </table:table-cell>
          <table:table-cell office:value-type="string">
            <text:p>Shanghai</text:p>
          </table:table-cell>
          <table:table-cell office:value-type="string">
            <text:p>engineer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Measuring one century of railway accessibility and population change in France. A historical GIS approach</text:p>
          </table:table-cell>
          <table:table-cell office:value-type="float" office:value="7.62203339654439E+018">
            <text:p>7622033396544390000</text:p>
          </table:table-cell>
          <table:table-cell office:value-type="float" office:value="2016">
            <text:p>2016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country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France</text:p>
          </table:table-cell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Assessing High-Speed Rail's impacts on land cover change in large urban areas based on spatial mixed logit methods: a case study of Madrid Atocha railway station …</text:p>
          </table:table-cell>
          <table:table-cell office:value-type="float" office:value="4.1316589707777E+018">
            <text:p>4131658970777700000</text:p>
          </table:table-cell>
          <table:table-cell office:value-type="float" office:value="2014">
            <text:p>2014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0">
            <text:p>2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Madrid</text:p>
          </table:table-cell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Measuring Transit Oriented Development</text:p>
          </table:table-cell>
          <table:table-cell office:value-type="float" office:value="5.41962378294018E+018">
            <text:p>5419623782940180000</text:p>
          </table:table-cell>
          <table:table-cell office:value-type="float" office:value="2013">
            <text:p>2013</text:p>
          </table:table-cell>
          <table:table-cell office:value-type="string">
            <text:p>TOD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region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Netherlands</text:p>
          </table:table-cell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Growth Patterns of Subway/Metro Systems Tracked by Degree Correlation</text:p>
          </table:table-cell>
          <table:table-cell office:value-type="float" office:value="4.19685161931673E+018">
            <text:p>4196851619316730000</text:p>
          </table:table-cell>
          <table:table-cell office:value-type="float" office:value="2012">
            <text:p>2012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/>
          <table:table-cell office:value-type="string">
            <text:p>physics</text:p>
          </table:table-cell>
          <table:table-cell office:value-type="string">
            <text:p>correlation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Accessibility impacts of tod experiences in European metropolitan areas</text:p>
          </table:table-cell>
          <table:table-cell office:value-type="float" office:value="3.84928021161292E+018">
            <text:p>3849280211612920000</text:p>
          </table:table-cell>
          <table:table-cell office:value-type="float" office:value="2014">
            <text:p>2014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Modeling the Effects of Transportation Patterns on Land Use Patterns of Tehran City.</text:p>
          </table:table-cell>
          <table:table-cell office:value-type="float" office:value="9.51808991437783E+018">
            <text:p>9518089914377830000</text:p>
          </table:table-cell>
          <table:table-cell office:value-type="float" office:value="2013">
            <text:p>2013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land use</text:p>
          </table:table-cell>
          <table:table-cell office:value-type="string">
            <text:p>Teheran</text:p>
          </table:table-cell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A GIS‐based land use and public transport accessibility indexing model</text:p>
          </table:table-cell>
          <table:table-cell office:value-type="float" office:value="1.20777050898359E+019">
            <text:p>12077705089835900000</text:p>
          </table:table-cell>
          <table:table-cell office:value-type="float" office:value="2007">
            <text:p>2007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/>
          <table:table-cell office:value-type="string">
            <text:p>planning</text:p>
          </table:table-cell>
          <table:table-cell office:value-type="string">
            <text:p>accessiblity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Proximité aux infrastructures et croissance de l'emploi en Île-de-France (1993–2008): le rôle des transports à l'échelle intramétropolitaine</text:p>
          </table:table-cell>
          <table:table-cell office:value-type="float" office:value="1.4436183171926E+019">
            <text:p>14436183171926000000</text:p>
          </table:table-cell>
          <table:table-cell office:value-type="float" office:value="2012">
            <text:p>2012</text:p>
          </table:table-cell>
          <table:table-cell office:value-type="string">
            <text:p>Infra Planning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5">
            <text:p>15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infrastructure</text:p>
          </table:table-cell>
          <table:table-cell office:value-type="string">
            <text:p>Paris</text:p>
          </table:table-cell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Hysteresis and urban rail: The effects of past urban rail on current residential and travel choices</text:p>
          </table:table-cell>
          <table:table-cell office:value-type="float" office:value="1.40818541335472E+019">
            <text:p>14081854133547200000</text:p>
          </table:table-cell>
          <table:table-cell office:value-type="float" office:value="2012">
            <text:p>2012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50">
            <text:p>15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istory</text:p>
          </table:table-cell>
          <table:table-cell office:value-type="string">
            <text:p>Boston</text:p>
          </table:table-cell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Development of rail infrastructure and its impact on urbanization in the Randstad, the Netherlands</text:p>
          </table:table-cell>
          <table:table-cell office:value-type="float" office:value="9.38028704436523E+018">
            <text:p>9380287044365230000</text:p>
          </table:table-cell>
          <table:table-cell office:value-type="float" office:value="2015">
            <text:p>2015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strong</text:p>
          </table:table-cell>
          <table:table-cell office:value-type="float" office:value="160">
            <text:p>160</text:p>
          </table:table-cell>
          <table:table-cell office:value-type="string">
            <text:p>region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coevolution</text:p>
          </table:table-cell>
          <table:table-cell office:value-type="string">
            <text:p>Randstad</text:p>
          </table:table-cell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Roads, land use, and deforestation: a spatial model applied to Belize</text:p>
          </table:table-cell>
          <table:table-cell office:value-type="float" office:value="1.01204138308644E+019">
            <text:p>10120413830864400000</text:p>
          </table:table-cell>
          <table:table-cell office:value-type="float" office:value="1996">
            <text:p>1996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country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sustainibility</text:p>
          </table:table-cell>
          <table:table-cell office:value-type="string">
            <text:p>Belize</text:p>
          </table:table-cell>
          <table:table-cell office:value-type="string">
            <text:p>economics</text:p>
          </table:table-cell>
          <table:table-cell office:value-type="string">
            <text:p>market,luc</text:p>
          </table:table-cell>
          <table:table-cell table:number-columns-repeated="2"/>
          <table:table-cell office:value-type="string">
            <text:p>0.73828125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Accessibility in cities: transport and urban form</text:p>
          </table:table-cell>
          <table:table-cell office:value-type="float" office:value="1.28855540564014E+019">
            <text:p>12885554056401400000</text:p>
          </table:table-cell>
          <table:table-cell office:value-type="float" office:value="2017">
            <text:p>2017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/>
          <table:table-cell office:value-type="string">
            <text:p>economics</text:p>
          </table:table-cell>
          <table:table-cell table:number-columns-repeated="3"/>
          <table:table-cell office:value-type="string">
            <text:p>0.764172335600907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Population change and accessibility by road and rail networks: GIS and statistical approach to Finland 1970–2007</text:p>
          </table:table-cell>
          <table:table-cell office:value-type="float" office:value="1.33307799551187E+019">
            <text:p>13330779955118700000</text:p>
          </table:table-cell>
          <table:table-cell office:value-type="float" office:value="2011">
            <text:p>2011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35">
            <text:p>35</text:p>
          </table:table-cell>
          <table:table-cell office:value-type="string">
            <text:p>country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Finland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665897731641676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Transport infrastructures and employment growth in the Paris metropolitan margins</text:p>
          </table:table-cell>
          <table:table-cell office:value-type="float" office:value="6.58476262114278E+018">
            <text:p>6584762621142780000</text:p>
          </table:table-cell>
          <table:table-cell office:value-type="float" office:value="2013">
            <text:p>2013</text:p>
          </table:table-cell>
          <table:table-cell office:value-type="string">
            <text:p>Infra Planning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5">
            <text:p>25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economic growth</text:p>
          </table:table-cell>
          <table:table-cell office:value-type="string">
            <text:p>Paris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753968253968254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Exploring the relationship between street centrality and land use in Stockholm</text:p>
          </table:table-cell>
          <table:table-cell office:value-type="float" office:value="1.41865371264028E+019">
            <text:p>14186537126402800000</text:p>
          </table:table-cell>
          <table:table-cell office:value-type="float" office:value="2014">
            <text:p>2014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network analysis</text:p>
          </table:table-cell>
          <table:table-cell office:value-type="string">
            <text:p>Stockholm</text:p>
          </table:table-cell>
          <table:table-cell office:value-type="string">
            <text:p>geography</text:p>
          </table:table-cell>
          <table:table-cell office:value-type="string">
            <text:p>centrality</text:p>
          </table:table-cell>
          <table:table-cell table:number-columns-repeated="2"/>
          <table:table-cell office:value-type="string">
            <text:p>0.673885880882965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On the spatiotemporal dynamics of the coupling between land use and road networks: does political history matter?</text:p>
          </table:table-cell>
          <table:table-cell office:value-type="float" office:value="1.64791762454942E+019">
            <text:p>16479176245494200000</text:p>
          </table:table-cell>
          <table:table-cell office:value-type="float" office:value="2015">
            <text:p>2015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50">
            <text:p>50</text:p>
          </table:table-cell>
          <table:table-cell office:value-type="string">
            <text:p>region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network analysis</text:p>
          </table:table-cell>
          <table:table-cell office:value-type="string">
            <text:p>Italy</text:p>
          </table:table-cell>
          <table:table-cell office:value-type="string">
            <text:p>geography</text:p>
          </table:table-cell>
          <table:table-cell office:value-type="string">
            <text:p>political history</text:p>
          </table:table-cell>
          <table:table-cell table:number-columns-repeated="2"/>
          <table:table-cell office:value-type="string">
            <text:p>0.60966316110349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<text:s/>Elementary processes governing the evolution of road networks</text:p>
          </table:table-cell>
          <table:table-cell office:value-type="float" office:value="3.0865188784286E+018">
            <text:p>3086518878428600000</text:p>
          </table:table-cell>
          <table:table-cell office:value-type="float" office:value="2012">
            <text:p>2012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200">
            <text:p>20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network measures</text:p>
          </table:table-cell>
          <table:table-cell/>
          <table:table-cell office:value-type="string">
            <text:p>physics</text:p>
          </table:table-cell>
          <table:table-cell office:value-type="string">
            <text:p>top-down network planning</text:p>
          </table:table-cell>
          <table:table-cell table:number-columns-repeated="2"/>
          <table:table-cell office:value-type="string">
            <text:p>0.489151873767258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<text:s/>Impacts on Land Use Characteristics from Fixed Link Projects: Four Case Studies from Norway</text:p>
          </table:table-cell>
          <table:table-cell office:value-type="float" office:value="1.2319656594235E+019">
            <text:p>12319656594235000000</text:p>
          </table:table-cell>
          <table:table-cell office:value-type="float" office:value="2016">
            <text:p>2016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Norway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674513354459031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<text:s/>Impacts on land use characteristics from ferry replacement projects. Two case studies from Norway</text:p>
          </table:table-cell>
          <table:table-cell office:value-type="float" office:value="9.34707988360056E+018">
            <text:p>9347079883600560000</text:p>
          </table:table-cell>
          <table:table-cell office:value-type="float" office:value="2015">
            <text:p>2015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region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Norway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747654320987654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<text:s/>The effect of infrastructure on long run economic growth</text:p>
          </table:table-cell>
          <table:table-cell office:value-type="float" office:value="1.80914313454299E+019">
            <text:p>18091431345429900000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50">
            <text:p>50</text:p>
          </table:table-cell>
          <table:table-cell office:value-type="string">
            <text:p>country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economic growth</text:p>
          </table:table-cell>
          <table:table-cell office:value-type="string">
            <text:p>stat</text:p>
          </table:table-cell>
          <table:table-cell office:value-type="string">
            <text:p>economics</text:p>
          </table:table-cell>
          <table:table-cell office:value-type="string">
            <text:p>economic growth</text:p>
          </table:table-cell>
          <table:table-cell table:number-columns-repeated="2"/>
          <table:table-cell office:value-type="string">
            <text:p>0.68839506172839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Modélisation de l'interaction transport-urbanisme-choix résidentiels des ménages dans l'aire urbaine de Lyon</text:p>
          </table:table-cell>
          <table:table-cell office:value-type="float" office:value="5.60575205828794E+018">
            <text:p>5605752058287940000</text:p>
          </table:table-cell>
          <table:table-cell office:value-type="float" office:value="2009">
            <text:p>2009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luti</text:p>
          </table:table-cell>
          <table:table-cell office:value-type="string">
            <text:p>Lyon</text:p>
          </table:table-cell>
          <table:table-cell office:value-type="string">
            <text:p>economics</text:p>
          </table:table-cell>
          <table:table-cell table:number-columns-repeated="3"/>
          <table:table-cell office:value-type="string">
            <text:p>0.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The impact of transit-oriented development on housing prices in San Diego, CA</text:p>
          </table:table-cell>
          <table:table-cell office:value-type="float" office:value="3.44372288845869E+018">
            <text:p>3443722888458690000</text:p>
          </table:table-cell>
          <table:table-cell office:value-type="float" office:value="2011">
            <text:p>2011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San Diego</text:p>
          </table:table-cell>
          <table:table-cell office:value-type="string">
            <text:p>economics</text:p>
          </table:table-cell>
          <table:table-cell office:value-type="string">
            <text:p>housing market</text:p>
          </table:table-cell>
          <table:table-cell table:number-columns-repeated="2"/>
          <table:table-cell office:value-type="string">
            <text:p>0.613111726685134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Cities and highway networks in Europe</text:p>
          </table:table-cell>
          <table:table-cell office:value-type="float" office:value="8.19555892434049E+018">
            <text:p>8195558924340490000</text:p>
          </table:table-cell>
          <table:table-cell office:value-type="float" office:value="1996">
            <text:p>1996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continent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Europe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741973840665874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High-speed rail transit impact on regional systems: does the Shinkansen contribute to dispersion?</text:p>
          </table:table-cell>
          <table:table-cell office:value-type="float" office:value="1.61056982676762E+019">
            <text:p>16105698267676200000</text:p>
          </table:table-cell>
          <table:table-cell office:value-type="float" office:value="1997">
            <text:p>1997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region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sr</text:p>
          </table:table-cell>
          <table:table-cell office:value-type="string">
            <text:p>Japan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76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Accessibility appraisal of integrated land-use—transport strategies: methodology and case study for the Netherlands Randstad Area</text:p>
          </table:table-cell>
          <table:table-cell office:value-type="float" office:value="7.69002157070637E+018">
            <text:p>7690021570706370000</text:p>
          </table:table-cell>
          <table:table-cell office:value-type="float" office:value="2006">
            <text:p>2006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35">
            <text:p>35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Netherlands</text:p>
          </table:table-cell>
          <table:table-cell office:value-type="string">
            <text:p>planning</text:p>
          </table:table-cell>
          <table:table-cell table:number-columns-repeated="3"/>
          <table:table-cell office:value-type="string">
            <text:p>0.651147959183673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Accessibility Planning tools for sustainable and integrated Land Use/Transport (LUT) development: an application to Rome</text:p>
          </table:table-cell>
          <table:table-cell office:value-type="float" office:value="7.10652013177867E+018">
            <text:p>7106520131778670000</text:p>
          </table:table-cell>
          <table:table-cell office:value-type="float" office:value="2013">
            <text:p>2013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Roma</text:p>
          </table:table-cell>
          <table:table-cell office:value-type="string">
            <text:p>planning</text:p>
          </table:table-cell>
          <table:table-cell table:number-columns-repeated="3"/>
          <table:table-cell office:value-type="string">
            <text:p>0.504444444444444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Accessibility and territorial cohesion in a case of transport infrastructure improvements with changing population distributions</text:p>
          </table:table-cell>
          <table:table-cell office:value-type="float" office:value="7.37670971033775E+018">
            <text:p>7376709710337750000</text:p>
          </table:table-cell>
          <table:table-cell office:value-type="float" office:value="2016">
            <text:p>2016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continent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East Europa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5937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Measuring TOD around transit nodes-Towards TOD policy</text:p>
          </table:table-cell>
          <table:table-cell office:value-type="float" office:value="2.46146698503006E+018">
            <text:p>2461466985030060000</text:p>
          </table:table-cell>
          <table:table-cell office:value-type="float" office:value="2017">
            <text:p>2017</text:p>
          </table:table-cell>
          <table:table-cell office:value-type="string">
            <text:p>TOD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tod</text:p>
          </table:table-cell>
          <table:table-cell office:value-type="string">
            <text:p>Netherlands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644965424186204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A GIS-based planning approach to locating urban rail terminals</text:p>
          </table:table-cell>
          <table:table-cell office:value-type="float" office:value="9.92298136837393E+018">
            <text:p>9922981368373930000</text:p>
          </table:table-cell>
          <table:table-cell office:value-type="float" office:value="2001">
            <text:p>2001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0">
            <text:p>0</text:p>
          </table:table-cell>
          <table:table-cell office:value-type="string">
            <text:p>region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network design</text:p>
          </table:table-cell>
          <table:table-cell office:value-type="string">
            <text:p>Ohio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69500594530321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Measuring the effect of transportation infrastructure on retail firm co-location patterns</text:p>
          </table:table-cell>
          <table:table-cell office:value-type="float" office:value="8.28077180070414E+018">
            <text:p>8280771800704140000</text:p>
          </table:table-cell>
          <table:table-cell office:value-type="float" office:value="2016">
            <text:p>2016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,eq</text:p>
          </table:table-cell>
          <table:table-cell office:value-type="string">
            <text:p>NA</text:p>
          </table:table-cell>
          <table:table-cell office:value-type="string">
            <text:p>infrastructure</text:p>
          </table:table-cell>
          <table:table-cell/>
          <table:table-cell office:value-type="string">
            <text:p>economics</text:p>
          </table:table-cell>
          <table:table-cell table:number-columns-repeated="3"/>
          <table:table-cell office:value-type="string">
            <text:p>0.66390306122449</text:p>
          </table:table-cell>
          <table:table-cell office:value-type="string">
            <text:p>hsr</text:p>
          </table:table-cell>
        </table:table-row>
        <table:table-row table:style-name="ro2">
          <table:table-cell office:value-type="string">
            <text:p>Calibrating the Naples land-use and transport model</text:p>
          </table:table-cell>
          <table:table-cell office:value-type="float" office:value="4.79771136387719E+018">
            <text:p>4797711363877190000</text:p>
          </table:table-cell>
          <table:table-cell office:value-type="float" office:value="1994">
            <text:p>1994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tat,ml,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Naples</text:p>
          </table:table-cell>
          <table:table-cell office:value-type="string">
            <text:p>planning</text:p>
          </table:table-cell>
          <table:table-cell table:number-columns-repeated="3"/>
          <table:table-cell office:value-type="string">
            <text:p>0.654674556213018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Analysis of the impact of high-speed railroad service on air transport demand</text:p>
          </table:table-cell>
          <table:table-cell office:value-type="float" office:value="2.7411686112387E+018">
            <text:p>2741168611238700000</text:p>
          </table:table-cell>
          <table:table-cell office:value-type="float" office:value="2006">
            <text:p>2006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survey</text:p>
          </table:table-cell>
          <table:table-cell table:number-columns-repeated="3"/>
          <table:table-cell office:value-type="string">
            <text:p>transportation</text:p>
          </table:table-cell>
          <table:table-cell table:number-columns-repeated="3"/>
          <table:table-cell office:value-type="string">
            <text:p>0.785714285714286</text:p>
          </table:table-cell>
          <table:table-cell office:value-type="string">
            <text:p>hsr</text:p>
          </table:table-cell>
        </table:table-row>
        <table:table-row table:style-name="ro2">
          <table:table-cell office:value-type="string">
            <text:p>Impact of rapid transit on suburban residential property values and land development</text:p>
          </table:table-cell>
          <table:table-cell office:value-type="float" office:value="1.03627619442357E+019">
            <text:p>10362761944235700000</text:p>
          </table:table-cell>
          <table:table-cell office:value-type="float" office:value="1972">
            <text:p>1972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3"/>
          <table:table-cell office:value-type="string">
            <text:p>land development</text:p>
          </table:table-cell>
          <table:table-cell/>
          <table:table-cell office:value-type="string">
            <text:p>economics</text:p>
          </table:table-cell>
          <table:table-cell table:number-columns-repeated="3"/>
          <table:table-cell office:value-type="string">
            <text:p>0.3422248661511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<text:s/>The impact of railway stations on residential and commercial property value: a meta-analysis</text:p>
          </table:table-cell>
          <table:table-cell office:value-type="float" office:value="1.34457980321658E+019">
            <text:p>13445798032165800000</text:p>
          </table:table-cell>
          <table:table-cell office:value-type="float" office:value="2007">
            <text:p>2007</text:p>
          </table:table-cell>
          <table:table-cell office:value-type="string">
            <text:p>NA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office:value-type="string">
            <text:p>0.468489892984542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<text:s/>Modèles d'intégration spatiale et réseau des villes en Europe occidentale</text:p>
          </table:table-cell>
          <table:table-cell office:value-type="float" office:value="1.44368605382735E+019">
            <text:p>14436860538273500000</text:p>
          </table:table-cell>
          <table:table-cell office:value-type="float" office:value="1998">
            <text:p>1998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2"/>
          <table:table-cell office:value-type="string">
            <text:p>http://www.persee.fr/doc/spgeo_0046-2497_1998_num_27_1_1117</text:p>
          </table:table-cell>
          <table:table-cell office:value-type="string">
            <text:p>0.710743801652893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<text:s/>Logiques urbanistiques et logiques de transports au sein d'une intercommunalité périurbaine. L'exemple de la construction territoriale du Pays Voironnais</text:p>
          </table:table-cell>
          <table:table-cell office:value-type="float" office:value="1.18031659255743E+019">
            <text:p>11803165925574300000</text:p>
          </table:table-cell>
          <table:table-cell office:value-type="float" office:value="2007">
            <text:p>2007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Injecting a rapid rail link into a metropolis</text:p>
          </table:table-cell>
          <table:table-cell office:value-type="float" office:value="1.28886820997091E+019">
            <text:p>12888682099709100000</text:p>
          </table:table-cell>
          <table:table-cell office:value-type="float" office:value="2009">
            <text:p>2009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728163265306123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<text:s/>Injecting a rapid rail link into a metropolis</text:p>
          </table:table-cell>
          <table:table-cell office:value-type="float" office:value="1.55430945067238E+019">
            <text:p>15543094506723800000</text:p>
          </table:table-cell>
          <table:table-cell office:value-type="float" office:value="2010">
            <text:p>2010</text:p>
          </table:table-cell>
          <table:table-cell office:value-type="string">
            <text:p>TOD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728163265306123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Modelling the joint access mode and railway station choice</text:p>
          </table:table-cell>
          <table:table-cell office:value-type="float" office:value="7.83610843972122E+018">
            <text:p>7836108439721220000</text:p>
          </table:table-cell>
          <table:table-cell office:value-type="float" office:value="2009">
            <text:p>2009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664176960643493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Urban form and travel behaviour: micro-level household attributes and residential context</text:p>
          </table:table-cell>
          <table:table-cell office:value-type="float" office:value="6.81643835043218E+018">
            <text:p>6816438350432180000</text:p>
          </table:table-cell>
          <table:table-cell office:value-type="float" office:value="2002">
            <text:p>2002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office:value-type="string">
            <text:p>0.795277344620183</text:p>
          </table:table-cell>
          <table:table-cell office:value-type="string">
            <text:p>hsr</text:p>
          </table:table-cell>
        </table:table-row>
        <table:table-row table:style-name="ro2">
          <table:table-cell office:value-type="string">
            <text:p>A study of on integrated intercity travel demand model</text:p>
          </table:table-cell>
          <table:table-cell office:value-type="float" office:value="9.42822472285585E+018">
            <text:p>942822472285585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698567708333333</text:p>
          </table:table-cell>
          <table:table-cell office:value-type="string">
            <text:p>hsr</text:p>
          </table:table-cell>
        </table:table-row>
        <table:table-row table:style-name="ro2">
          <table:table-cell office:value-type="string">
            <text:p>Development of a temporal and spatial linkage between transit demand and land-use patterns</text:p>
          </table:table-cell>
          <table:table-cell office:value-type="float" office:value="8.61286836386688E+018">
            <text:p>8612868363866880000</text:p>
          </table:table-cell>
          <table:table-cell office:value-type="float" office:value="2013">
            <text:p>2013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700393240514401</text:p>
          </table:table-cell>
          <table:table-cell office:value-type="string">
            <text:p>hsr</text:p>
          </table:table-cell>
        </table:table-row>
        <table:table-row table:style-name="ro2">
          <table:table-cell office:value-type="string">
            <text:p>Accessibility Impact of the Suburbanization of High-Speed Rail Stations in China</text:p>
          </table:table-cell>
          <table:table-cell office:value-type="float" office:value="1.26162436643991E+018">
            <text:p>1261624366439910000</text:p>
          </table:table-cell>
          <table:table-cell office:value-type="float" office:value="2015">
            <text:p>2015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708189158016148</text:p>
          </table:table-cell>
          <table:table-cell office:value-type="string">
            <text:p>hsr</text:p>
          </table:table-cell>
        </table:table-row>
        <table:table-row table:style-name="ro2">
          <table:table-cell office:value-type="string">
            <text:p>The effects of urban spatial structure on travel demand in the United States</text:p>
          </table:table-cell>
          <table:table-cell office:value-type="float" office:value="8.97990565013804E+018">
            <text:p>897990565013804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office:value-type="string">
            <text:p>urban form</text:p>
          </table:table-cell>
          <table:table-cell table:number-columns-repeated="2"/>
          <table:table-cell office:value-type="string">
            <text:p>0.775554353704705</text:p>
          </table:table-cell>
          <table:table-cell office:value-type="string">
            <text:p>infra planning</text:p>
          </table:table-cell>
        </table:table-row>
        <table:table-row table:style-name="ro2">
          <table:table-cell office:value-type="string">
            <text:p>Why do the poor live in cities? The role of public transportation</text:p>
          </table:table-cell>
          <table:table-cell office:value-type="float" office:value="4.5929757817225E+018">
            <text:p>4592975781722500000</text:p>
          </table:table-cell>
          <table:table-cell office:value-type="float" office:value="2008">
            <text:p>2008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office:value-type="string">
            <text:p>0.680384087791495</text:p>
          </table:table-cell>
          <table:table-cell office:value-type="string">
            <text:p>infra planning</text:p>
          </table:table-cell>
        </table:table-row>
        <table:table-row table:style-name="ro2">
          <table:table-cell office:value-type="string">
            <text:p>Effects of urban rail transit expansions: Evidence from sixteen cities, 1970-2000 </text:p>
          </table:table-cell>
          <table:table-cell office:value-type="float" office:value="1.40490050342347E+019">
            <text:p>1404900503423470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office:value-type="string">
            <text:p>0.214567221891731</text:p>
          </table:table-cell>
          <table:table-cell office:value-type="string">
            <text:p>infra planning</text:p>
          </table:table-cell>
        </table:table-row>
        <table:table-row table:style-name="ro2">
          <table:table-cell office:value-type="string">
            <text:p>Transportation implications of metropolitan spatial planning in mega-city Beijing</text:p>
          </table:table-cell>
          <table:table-cell office:value-type="float" office:value="1.66459990856816E+019">
            <text:p>16645999085681600000</text:p>
          </table:table-cell>
          <table:table-cell office:value-type="float" office:value="2009">
            <text:p>2009</text:p>
          </table:table-cell>
          <table:table-cell office:value-type="string">
            <text:p>LUTI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9103129594623</text:p>
          </table:table-cell>
          <table:table-cell office:value-type="string">
            <text:p>infra planning</text:p>
          </table:table-cell>
        </table:table-row>
        <table:table-row table:style-name="ro2">
          <table:table-cell office:value-type="string">
            <text:p>The land-use impacts of urban rail transit systems</text:p>
          </table:table-cell>
          <table:table-cell office:value-type="float" office:value="1.4078813764339E+019">
            <text:p>14078813764339000000</text:p>
          </table:table-cell>
          <table:table-cell office:value-type="float" office:value="1996">
            <text:p>1996</text:p>
          </table:table-cell>
          <table:table-cell office:value-type="string">
            <text:p>NA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74380165289256</text:p>
          </table:table-cell>
          <table:table-cell office:value-type="string">
            <text:p>infra planning</text:p>
          </table:table-cell>
        </table:table-row>
        <table:table-row table:style-name="ro2">
          <table:table-cell office:value-type="string">
            <text:p>A coverage model for improving public transit system accessibility and expanding access</text:p>
          </table:table-cell>
          <table:table-cell office:value-type="float" office:value="7.71487315532427E+018">
            <text:p>7714873155324270000</text:p>
          </table:table-cell>
          <table:table-cell office:value-type="float" office:value="2003">
            <text:p>2003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714710743801653</text:p>
          </table:table-cell>
          <table:table-cell office:value-type="string">
            <text:p>infra planning</text:p>
          </table:table-cell>
        </table:table-row>
        <table:table-row table:style-name="ro2">
          <table:table-cell office:value-type="string">
            <text:p>A physarum network evolution model based on IBTM</text:p>
          </table:table-cell>
          <table:table-cell office:value-type="float" office:value="1.64872369501839E+019">
            <text:p>16487236950183900000</text:p>
          </table:table-cell>
          <table:table-cell office:value-type="float" office:value="2013">
            <text:p>2013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biolog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ransport Infrastructure and Economic Development: which appropriation dynamics by productive actors? The example of the grain industry around the Seine-Nord …</text:p>
          </table:table-cell>
          <table:table-cell office:value-type="float" office:value="1.66370722824394E+019">
            <text:p>16637072282439400000</text:p>
          </table:table-cell>
          <table:table-cell office:value-type="float" office:value="2013">
            <text:p>2013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Les nouvelles gares TGV périphériques: des instruments au service du développement économique des territoires?</text:p>
          </table:table-cell>
          <table:table-cell office:value-type="float" office:value="1.29585788857561E+019">
            <text:p>12958578885756100000</text:p>
          </table:table-cell>
          <table:table-cell office:value-type="float" office:value="2012">
            <text:p>2012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Ligne à Grande Vitesse et marchés immobiliers résidentiels à Reims: entre attractivité, aménités et anticipations</text:p>
          </table:table-cell>
          <table:table-cell office:value-type="float" office:value="1.68116655311394E+018">
            <text:p>1681166553113940000</text:p>
          </table:table-cell>
          <table:table-cell office:value-type="float" office:value="2010">
            <text:p>2010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High speed Rail service and local economic development, a review</text:p>
          </table:table-cell>
          <table:table-cell office:value-type="float" office:value="1.60931977026278E+019">
            <text:p>16093197702627800000</text:p>
          </table:table-cell>
          <table:table-cell office:value-type="float" office:value="2010">
            <text:p>2010</text:p>
          </table:table-cell>
          <table:table-cell office:value-type="string">
            <text:p>Infra Planning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L'évolution des marchés immobiliers résidentiels dans l'aire urbaine de Reims: un effet de la Ligne à Grande Vitesse Est-européenne?</text:p>
          </table:table-cell>
          <table:table-cell office:value-type="float" office:value="1.51371796123443E+019">
            <text:p>15137179612344300000</text:p>
          </table:table-cell>
          <table:table-cell office:value-type="float" office:value="2007">
            <text:p>2007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Handbook of regional and urban economics: cities and geography</text:p>
          </table:table-cell>
          <table:table-cell office:value-type="float" office:value="1.24406288224694E+019">
            <text:p>12440628822469400000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Infrastructure, geographical disadvantage, transport costs, and trade</text:p>
          </table:table-cell>
          <table:table-cell office:value-type="float" office:value="3.89046776752502E+018">
            <text:p>3890467767525020000</text:p>
          </table:table-cell>
          <table:table-cell office:value-type="float" office:value="2001">
            <text:p>2001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Le mythe du développement économique induit par les grandes infrastructures de transports</text:p>
          </table:table-cell>
          <table:table-cell office:value-type="float" office:value="1.08566581031183E+019">
            <text:p>10856658103118300000</text:p>
          </table:table-cell>
          <table:table-cell office:value-type="float" office:value="2002">
            <text:p>2002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Does the tunnel effect still remains in 2016?</text:p>
          </table:table-cell>
          <table:table-cell office:value-type="float" office:value="1.07388640397489E+019">
            <text:p>10738864039748900000</text:p>
          </table:table-cell>
          <table:table-cell office:value-type="float" office:value="2016">
            <text:p>2016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An investigation into the economic impacts on cities of investment in light rail systems</text:p>
          </table:table-cell>
          <table:table-cell office:value-type="float" office:value="1.00790223458946E+019">
            <text:p>10079022345894600000</text:p>
          </table:table-cell>
          <table:table-cell office:value-type="float" office:value="2014">
            <text:p>2014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he impact of railway station development on urban dynamics: A review of the Amsterdam South Axis project</text:p>
          </table:table-cell>
          <table:table-cell office:value-type="float" office:value="5.07274801210951E+018">
            <text:p>5072748012109510000</text:p>
          </table:table-cell>
          <table:table-cell office:value-type="float" office:value="2009">
            <text:p>2009</text:p>
          </table:table-cell>
          <table:table-cell office:value-type="string">
            <text:p>TOD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Reducing energy consumption through trajectory optimization for a metro network</text:p>
          </table:table-cell>
          <table:table-cell office:value-type="float" office:value="9.99651810948687E+018">
            <text:p>9996518109486870000</text:p>
          </table:table-cell>
          <table:table-cell office:value-type="float" office:value="1975">
            <text:p>1975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ngineer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Computational Modeling of Networked Infrastructures: Macroscopic Multivariate Approach</text:p>
          </table:table-cell>
          <table:table-cell office:value-type="float" office:value="6.22627127982691E+018">
            <text:p>6226271279826910000</text:p>
          </table:table-cell>
          <table:table-cell office:value-type="float" office:value="2016">
            <text:p>2016</text:p>
          </table:table-cell>
          <table:table-cell office:value-type="string">
            <text:p>Networks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ngineer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SYSTEME TERRITORIAL ET DEVELOPPEMENT: Impact de la route Nouakchott-Nouadhibou sur le Parc National du Banc d'Arguin</text:p>
          </table:table-cell>
          <table:table-cell office:value-type="float" office:value="1.75583063783521E+019">
            <text:p>17558306378352100000</text:p>
          </table:table-cell>
          <table:table-cell office:value-type="float" office:value="2012">
            <text:p>2012</text:p>
          </table:table-cell>
          <table:table-cell office:value-type="string">
            <text:p>Geography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he organizational learning of a new realtion between road projets planning and territory stakeholders: the case of the Quebec ministry of tranportation</text:p>
          </table:table-cell>
          <table:table-cell office:value-type="float" office:value="1.09029357192507E+019">
            <text:p>10902935719250700000</text:p>
          </table:table-cell>
          <table:table-cell office:value-type="float" office:value="2008">
            <text:p>2008</text:p>
          </table:table-cell>
          <table:table-cell office:value-type="string">
            <text:p>Geography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Desserte ferroviaire à grande vitesse, activation des ressources spécifiques et développement du tourisme: le cas de l'agglomération rémoise</text:p>
          </table:table-cell>
          <table:table-cell office:value-type="float" office:value="1.49005322971664E+019">
            <text:p>14900532297166400000</text:p>
          </table:table-cell>
          <table:table-cell office:value-type="float" office:value="2010">
            <text:p>2010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Le réseau autoroutier français: un outil rapidement valorisé, des effets controversés</text:p>
          </table:table-cell>
          <table:table-cell office:value-type="float" office:value="9.38845837984645E+018">
            <text:p>9388458379846450000</text:p>
          </table:table-cell>
          <table:table-cell office:value-type="float" office:value="1997">
            <text:p>1997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De l'impact du TGV sur deux quartiers de gare: Nancy Grand Coeur et Metz Amphithéâtre</text:p>
          </table:table-cell>
          <table:table-cell office:value-type="float" office:value="8.01462378504143E+018">
            <text:p>8014623785041430000</text:p>
          </table:table-cell>
          <table:table-cell office:value-type="float" office:value="2010">
            <text:p>2010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Lignes ferroviaires à grande vitesse et dynamiques locales: une analyse comparée de la littérature</text:p>
          </table:table-cell>
          <table:table-cell office:value-type="float" office:value="1.66964677515226E+019">
            <text:p>16696467751522600000</text:p>
          </table:table-cell>
          <table:table-cell office:value-type="float" office:value="2010">
            <text:p>2010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Les gares TGV dans les zones périurbaines des villes moyennes sont-elles des vecteurs de métropolisation?</text:p>
          </table:table-cell>
          <table:table-cell office:value-type="float" office:value="2.32987367729585E+018">
            <text:p>2329873677295850000</text:p>
          </table:table-cell>
          <table:table-cell office:value-type="float" office:value="2012">
            <text:p>2012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Les stratégies d'anticipation des «effets» territoriaux des grands équipements de transport: le cas du TGV Rhin-Rhône</text:p>
          </table:table-cell>
          <table:table-cell office:value-type="float" office:value="6.40324524611433E+018">
            <text:p>6403245246114330000</text:p>
          </table:table-cell>
          <table:table-cell office:value-type="float" office:value="2013">
            <text:p>2013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The structuring effects of transport infrastructure</text:p>
          </table:table-cell>
          <table:table-cell office:value-type="float" office:value="1.58764434390745E+019">
            <text:p>15876443439074500000</text:p>
          </table:table-cell>
          <table:table-cell office:value-type="string">
            <text:p>NA</text:p>
          </table:table-cell>
          <table:table-cell office:value-type="string">
            <text:p>Infra Planning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/>
          <table:table-cell office:value-type="string">
            <text:p>special issue l'Espace Geo</text:p>
          </table:table-cell>
          <table:table-cell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Le rôle des grandes infrastructures dans la structuration des espaces régionaux: le cas de l'arrivée du TGV dans le réseau métropolitain Rhin-Rhône</text:p>
          </table:table-cell>
          <table:table-cell office:value-type="float" office:value="1.46498962897015E+019">
            <text:p>14649896289701500000</text:p>
          </table:table-cell>
          <table:table-cell office:value-type="float" office:value="2010">
            <text:p>2010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A temporal GIS for exploring land use and transportation interactions</text:p>
          </table:table-cell>
          <table:table-cell office:value-type="float" office:value="1.35117671426436E+019">
            <text:p>13511767142643600000</text:p>
          </table:table-cell>
          <table:table-cell office:value-type="string">
            <text:p>NA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Interaction of rail infrastructure and urbanisation in the Netherlands; a preliminary analysis</text:p>
          </table:table-cell>
          <table:table-cell office:value-type="float" office:value="1.54138073395318E+019">
            <text:p>15413807339531800000</text:p>
          </table:table-cell>
          <table:table-cell office:value-type="string">
            <text:p>NA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Ecogenèse territoriale et territorialité</text:p>
          </table:table-cell>
          <table:table-cell office:value-type="float" office:value="1.71454249112592E+019">
            <text:p>17145424911259200000</text:p>
          </table:table-cell>
          <table:table-cell office:value-type="float" office:value="1986">
            <text:p>1986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La Performance territoriale des réseaux de transport</text:p>
          </table:table-cell>
          <table:table-cell office:value-type="float" office:value="1.43483952454658E+019">
            <text:p>14348395245465800000</text:p>
          </table:table-cell>
          <table:table-cell office:value-type="float" office:value="1997">
            <text:p>1997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Aménagement du territoire et utilisation du sol</text:p>
          </table:table-cell>
          <table:table-cell office:value-type="float" office:value="1.69671908803669E+019">
            <text:p>16967190880366900000</text:p>
          </table:table-cell>
          <table:table-cell office:value-type="float" office:value="1984">
            <text:p>1984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L'évolution des villes dans l'espace post-soviétique. Observation et modélisations.</text:p>
          </table:table-cell>
          <table:table-cell office:value-type="float" office:value="1.30775702132029E+018">
            <text:p>1307757021320290000</text:p>
          </table:table-cell>
          <table:table-cell office:value-type="float" office:value="2014">
            <text:p>2014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Croissance et décroissance des réseaux</text:p>
          </table:table-cell>
          <table:table-cell office:value-type="float" office:value="5.48291077952255E+018">
            <text:p>5482910779522550000</text:p>
          </table:table-cell>
          <table:table-cell office:value-type="float" office:value="2014">
            <text:p>2014</text:p>
          </table:table-cell>
          <table:table-cell office:value-type="string">
            <text:p>NA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Les villes dans l'espace-temps: vitesse des communications et structuration des territoires à l'échelle intra et interurbaine</text:p>
          </table:table-cell>
          <table:table-cell office:value-type="float" office:value="1.25784228812859E+019">
            <text:p>1257842288128590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20 Co-evolutionary dynamics of ports and cities in the global maritime network, 1950–90</text:p>
          </table:table-cell>
          <table:table-cell office:value-type="float" office:value="1.09409582180394E+018">
            <text:p>1094095821803940000</text:p>
          </table:table-cell>
          <table:table-cell office:value-type="float" office:value="2015">
            <text:p>2015</text:p>
          </table:table-cell>
          <table:table-cell office:value-type="string">
            <text:p>Networks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Structure and dynamics of transportation networks: Models</text:p>
          </table:table-cell>
          <table:table-cell office:value-type="float" office:value="4.52924420045722E+018">
            <text:p>4529244200457220000</text:p>
          </table:table-cell>
          <table:table-cell office:value-type="float" office:value="2013">
            <text:p>2013</text:p>
          </table:table-cell>
          <table:table-cell office:value-type="string">
            <text:p>Networks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Developing a Tool for Evaluating Land Use-Transport Integration</text:p>
          </table:table-cell>
          <table:table-cell office:value-type="float" office:value="5.13511112867275E+018">
            <text:p>5135111128672750000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rading between land use and transportation planning: the Kuopio model</text:p>
          </table:table-cell>
          <table:table-cell office:value-type="float" office:value="6.97217264262062E+017">
            <text:p>697217264262062000</text:p>
          </table:table-cell>
          <table:table-cell office:value-type="float" office:value="2013">
            <text:p>2013</text:p>
          </table:table-cell>
          <table:table-cell office:value-type="string">
            <text:p>Accessibility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De l'évaluation de l'effet structurant d'un projet urbain à l'analyse des congruences entre stratégies d'acteurs: le réaménagement du Vieux-Port de …</text:p>
          </table:table-cell>
          <table:table-cell office:value-type="float" office:value="1.35245588183406E+019">
            <text:p>13524558818340600000</text:p>
          </table:table-cell>
          <table:table-cell office:value-type="float" office:value="2003">
            <text:p>2003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L'approche des relations entre infrastructures et territoires: retours sur la théorie et les méthodes</text:p>
          </table:table-cell>
          <table:table-cell office:value-type="float" office:value="2.43622995403341E+018">
            <text:p>2436229954033410000</text:p>
          </table:table-cell>
          <table:table-cell office:value-type="string">
            <text:p>NA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Integration of LUTI models into Sustainable Urban Mobility Plans (SUMPs)</text:p>
          </table:table-cell>
          <table:table-cell office:value-type="float" office:value="9.96364451534859E+018">
            <text:p>9963644515348590000</text:p>
          </table:table-cell>
          <table:table-cell office:value-type="float" office:value="2016">
            <text:p>2016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Can we integrate land-use and transport planning? An investigation into the use of travel planning in regulation</text:p>
          </table:table-cell>
          <table:table-cell office:value-type="float" office:value="2.50809671920186E+018">
            <text:p>2508096719201860000</text:p>
          </table:table-cell>
          <table:table-cell office:value-type="float" office:value="2015">
            <text:p>2015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Development of a virtual city model for urban land use and transport planning</text:p>
          </table:table-cell>
          <table:table-cell office:value-type="float" office:value="1.03165897284958E+019">
            <text:p>10316589728495800000</text:p>
          </table:table-cell>
          <table:table-cell office:value-type="float" office:value="2016">
            <text:p>2016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Land use around metro stations: A case study</text:p>
          </table:table-cell>
          <table:table-cell office:value-type="float" office:value="1.37216836338935E+019">
            <text:p>13721683633893500000</text:p>
          </table:table-cell>
          <table:table-cell office:value-type="float" office:value="2012">
            <text:p>2012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Land use and transport interaction</text:p>
          </table:table-cell>
          <table:table-cell office:value-type="float" office:value="4.60120336229132E+018">
            <text:p>4601203362291320000</text:p>
          </table:table-cell>
          <table:table-cell office:value-type="float" office:value="2015">
            <text:p>2015</text:p>
          </table:table-cell>
          <table:table-cell office:value-type="string">
            <text:p>LUTI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he integrated land use and transportation indexing model: assessing the sustainability of the Gold Coast, Australia</text:p>
          </table:table-cell>
          <table:table-cell office:value-type="float" office:value="6.44016970928697E+018">
            <text:p>6440169709286970000</text:p>
          </table:table-cell>
          <table:table-cell office:value-type="float" office:value="2012">
            <text:p>2012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The Difficult Relationship between Land Use Planning and Transport Planning: Evidences from the City of Turin, Italy</text:p>
          </table:table-cell>
          <table:table-cell office:value-type="float" office:value="3.93327735510547E+018">
            <text:p>3933277355105470000</text:p>
          </table:table-cell>
          <table:table-cell office:value-type="float" office:value="2011">
            <text:p>2011</text:p>
          </table:table-cell>
          <table:table-cell office:value-type="string">
            <text:p>LUTI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he land use and transit connection in Toronto: Some lessons for Australian cities</text:p>
          </table:table-cell>
          <table:table-cell office:value-type="float" office:value="2.45660333881117E+018">
            <text:p>2456603338811170000</text:p>
          </table:table-cell>
          <table:table-cell office:value-type="float" office:value="1991">
            <text:p>1991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Integrated urban models for simulation of transit and land-use policies</text:p>
          </table:table-cell>
          <table:table-cell office:value-type="float" office:value="3.78161726341743E+018">
            <text:p>3781617263417430000</text:p>
          </table:table-cell>
          <table:table-cell office:value-type="float" office:value="1998">
            <text:p>1998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/>
          <table:table-cell office:value-type="string">
            <text:p>guidelines</text:p>
          </table:table-cell>
          <table:table-cell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UPlan: a versatile urban growth model for transportation planning</text:p>
          </table:table-cell>
          <table:table-cell office:value-type="float" office:value="4.92391425070446E+018">
            <text:p>4923914250704460000</text:p>
          </table:table-cell>
          <table:table-cell office:value-type="float" office:value="2003">
            <text:p>2003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Regional polycentricity: an indicator framework for assessing cohesion impacts of railway infrastructures</text:p>
          </table:table-cell>
          <table:table-cell office:value-type="float" office:value="1.13517034487543E+019">
            <text:p>11351703448754300000</text:p>
          </table:table-cell>
          <table:table-cell office:value-type="float" office:value="2016">
            <text:p>2016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Towards the 5-stage land use-transport model</text:p>
          </table:table-cell>
          <table:table-cell office:value-type="float" office:value="1.17036625311179E+019">
            <text:p>11703662531117900000</text:p>
          </table:table-cell>
          <table:table-cell office:value-type="float" office:value="1993">
            <text:p>1993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ransit transformations: private financing and sustainable urbanism in Hong Kong and Tokyo</text:p>
          </table:table-cell>
          <table:table-cell office:value-type="float" office:value="1.12254502663814E+019">
            <text:p>1122545026638140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Amarrer le développement urbain aux infrastructures de transport publics: examen comparatif des politiques locales de quatre agglomérations suisses</text:p>
          </table:table-cell>
          <table:table-cell office:value-type="float" office:value="9.54427775099459E+018">
            <text:p>9544277750994590000</text:p>
          </table:table-cell>
          <table:table-cell office:value-type="float" office:value="2009">
            <text:p>2009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La planification métropolitaine et le transit-oriented development (TOD): les nouveaux instruments de la gouvernance du Grand Montréal</text:p>
          </table:table-cell>
          <table:table-cell office:value-type="float" office:value="1.67679334154303E+019">
            <text:p>16767933415430300000</text:p>
          </table:table-cell>
          <table:table-cell office:value-type="float" office:value="2016">
            <text:p>2016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Les Contrats de développement territorial (CDT) du Grand Paris: une négociation multi-échelles de l'articulation urbanisme-transport?</text:p>
          </table:table-cell>
          <table:table-cell office:value-type="float" office:value="8.7404541090571E+018">
            <text:p>8740454109057100000</text:p>
          </table:table-cell>
          <table:table-cell office:value-type="float" office:value="2013">
            <text:p>2013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Transport matters: integrated approaches to planning city-regions</text:p>
          </table:table-cell>
          <table:table-cell office:value-type="float" office:value="1.43333260702683E+019">
            <text:p>1433332607026830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Coordonner transports et urbanisme</text:p>
          </table:table-cell>
          <table:table-cell office:value-type="float" office:value="1.28237660736754E+019">
            <text:p>12823766073675400000</text:p>
          </table:table-cell>
          <table:table-cell office:value-type="float" office:value="2003">
            <text:p>2003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Benchmarking Public Transport and Land Use Integration in Melbourne and Hamburg: Hints for Policy Makers</text:p>
          </table:table-cell>
          <table:table-cell office:value-type="float" office:value="1.76722155167465E+019">
            <text:p>17672215516746500000</text:p>
          </table:table-cell>
          <table:table-cell office:value-type="float" office:value="2009">
            <text:p>2009</text:p>
          </table:table-cell>
          <table:table-cell office:value-type="string">
            <text:p>TOD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The local economic impacts of high-speed railways: theories and facts</text:p>
          </table:table-cell>
          <table:table-cell office:value-type="float" office:value="1.23663126874926E+019">
            <text:p>12366312687492600000</text:p>
          </table:table-cell>
          <table:table-cell office:value-type="float" office:value="2017">
            <text:p>2017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Analyse des relations transports/évolution de la banlieue dense de paris</text:p>
          </table:table-cell>
          <table:table-cell office:value-type="float" office:value="2.10142344604349E+018">
            <text:p>2101423446043490000</text:p>
          </table:table-cell>
          <table:table-cell office:value-type="float" office:value="2010">
            <text:p>2010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Dessertes ferroviaires à grande vitesse et dynamiques locales: une analyse comparée de la littérature</text:p>
          </table:table-cell>
          <table:table-cell office:value-type="float" office:value="1.80524223880883E+019">
            <text:p>18052422388088300000</text:p>
          </table:table-cell>
          <table:table-cell office:value-type="string">
            <text:p>NA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Infrastructures de transport, densification et étalement urbains: quelques enseignements de l'expérience nantaise</text:p>
          </table:table-cell>
          <table:table-cell office:value-type="float" office:value="1.7998228171206E+019">
            <text:p>17998228171206000000</text:p>
          </table:table-cell>
          <table:table-cell office:value-type="float" office:value="2007">
            <text:p>2007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Analyser les mobilités et le rayonnement des villes pour révéler les effets territoriaux des grandes infrastructures de transport</text:p>
          </table:table-cell>
          <table:table-cell office:value-type="float" office:value="1.3700207924043E+019">
            <text:p>13700207924043000000</text:p>
          </table:table-cell>
          <table:table-cell office:value-type="float" office:value="1998">
            <text:p>1998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rande vitesse ferroviaire et développement économique local: une revue de la littérature</text:p>
          </table:table-cell>
          <table:table-cell office:value-type="float" office:value="7.52563184500981E+018">
            <text:p>7525631845009810000</text:p>
          </table:table-cell>
          <table:table-cell office:value-type="float" office:value="2011">
            <text:p>2011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Transport et développement des territoires</text:p>
          </table:table-cell>
          <table:table-cell office:value-type="float" office:value="1.0442182600287E+019">
            <text:p>10442182600287000000</text:p>
          </table:table-cell>
          <table:table-cell office:value-type="string">
            <text:p>NA</text:p>
          </table:table-cell>
          <table:table-cell office:value-type="string">
            <text:p>Infra Planning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ransport networks and spatial choices: A European perspective</text:p>
          </table:table-cell>
          <table:table-cell office:value-type="float" office:value="5.32750935868788E+018">
            <text:p>5327509358687880000</text:p>
          </table:table-cell>
          <table:table-cell office:value-type="float" office:value="2007">
            <text:p>2007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The saga of integrated land use-transport modeling: how many more dreams before we wake up?</text:p>
          </table:table-cell>
          <table:table-cell office:value-type="float" office:value="1.77332609409072E+019">
            <text:p>17733260940907200000</text:p>
          </table:table-cell>
          <table:table-cell office:value-type="float" office:value="2003">
            <text:p>2003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Territorial implications of high speed rail: a Spanish perspective</text:p>
          </table:table-cell>
          <table:table-cell office:value-type="float" office:value="7.23877365431167E+018">
            <text:p>7238773654311670000</text:p>
          </table:table-cell>
          <table:table-cell office:value-type="float" office:value="2016">
            <text:p>2016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Using transport models in spatial planning: issues from a review of the London land-use/transport interaction (LUTI) Model</text:p>
          </table:table-cell>
          <table:table-cell office:value-type="float" office:value="1.58437736534902E+019">
            <text:p>15843773653490200000</text:p>
          </table:table-cell>
          <table:table-cell office:value-type="float" office:value="2009">
            <text:p>2009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Sustainable accessibility: a conceptual framework to integrate transport and land use plan-making. Two test-applications in the Netherlands and a reflection on the …</text:p>
          </table:table-cell>
          <table:table-cell office:value-type="float" office:value="7.32726277020764E+018">
            <text:p>732726277020764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Urban Land-use and Transport Interaction: Policies and Models. Report of the International Study Group on Land-use/Transport Interaction (ISGLUTI)</text:p>
          </table:table-cell>
          <table:table-cell office:value-type="float" office:value="6.72452539935467E+018">
            <text:p>6724525399354670000</text:p>
          </table:table-cell>
          <table:table-cell office:value-type="float" office:value="1988">
            <text:p>1988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Rail system development and urban transformations: Towards a spatial decision support system</text:p>
          </table:table-cell>
          <table:table-cell office:value-type="float" office:value="7.60869087170086E+018">
            <text:p>7608690871700860000</text:p>
          </table:table-cell>
          <table:table-cell office:value-type="float" office:value="2008">
            <text:p>2008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Spatio-temporal forecasting of network data</text:p>
          </table:table-cell>
          <table:table-cell office:value-type="float" office:value="3.60119688423235E+018">
            <text:p>3601196884232350000</text:p>
          </table:table-cell>
          <table:table-cell office:value-type="float" office:value="2014">
            <text:p>2014</text:p>
          </table:table-cell>
          <table:table-cell office:value-type="string">
            <text:p>Networks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he coevolution of transport and land use: An introduction to the Special Issue and an outline of a research agenda</text:p>
          </table:table-cell>
          <table:table-cell office:value-type="float" office:value="1.64126136067611E+019">
            <text:p>16412613606761100000</text:p>
          </table:table-cell>
          <table:table-cell office:value-type="float" office:value="2011">
            <text:p>2011</text:p>
          </table:table-cell>
          <table:table-cell office:value-type="string">
            <text:p>Networks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Impact of high-speed railway accessibility on the location choices of office establishments</text:p>
          </table:table-cell>
          <table:table-cell office:value-type="float" office:value="1.16213805247563E+019">
            <text:p>11621380524756300000</text:p>
          </table:table-cell>
          <table:table-cell office:value-type="float" office:value="2006">
            <text:p>2006</text:p>
          </table:table-cell>
          <table:table-cell office:value-type="string">
            <text:p>TOD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he Spatial Effects of High Speed Rail on Intermediate Cities in China–A Case Study of Beijing-Shanghai Express Railway</text:p>
          </table:table-cell>
          <table:table-cell office:value-type="float" office:value="1.32724995235857E+019">
            <text:p>13272499523585700000</text:p>
          </table:table-cell>
          <table:table-cell office:value-type="float" office:value="2014">
            <text:p>2014</text:p>
          </table:table-cell>
          <table:table-cell office:value-type="string">
            <text:p>TOD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Multiple criteria decision-making techniques and their applications–a review of the literature from 2000 to 2014</text:p>
          </table:table-cell>
          <table:table-cell office:value-type="float" office:value="1.70903759291887E+018">
            <text:p>1709037592918870000</text:p>
          </table:table-cell>
          <table:table-cell office:value-type="float" office:value="2015">
            <text:p>2015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office:value-type="string">
            <text:p>decision making</text:p>
          </table:table-cell>
          <table:table-cell table:number-columns-repeated="2"/>
          <table:table-cell office:value-type="string">
            <text:p>0.669444444444445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Introduction to the special issue on the evolution of transportation network infrastructure</text:p>
          </table:table-cell>
          <table:table-cell office:value-type="float" office:value="1.47820483125959E+019">
            <text:p>14782048312595900000</text:p>
          </table:table-cell>
          <table:table-cell office:value-type="float" office:value="2009">
            <text:p>2009</text:p>
          </table:table-cell>
          <table:table-cell office:value-type="string">
            <text:p>Networks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office:value-type="string">
            <text:p>0.683673469387755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Modeling the growth of transportation networks: a comprehensive review</text:p>
          </table:table-cell>
          <table:table-cell office:value-type="float" office:value="1.56017041959707E+019">
            <text:p>15601704195970700000</text:p>
          </table:table-cell>
          <table:table-cell office:value-type="float" office:value="2009">
            <text:p>2009</text:p>
          </table:table-cell>
          <table:table-cell office:value-type="string">
            <text:p>Networks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office:value-type="string">
            <text:p>0.575555555555556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The role of the transport system in destination development</text:p>
          </table:table-cell>
          <table:table-cell office:value-type="float" office:value="1.65084883330733E+018">
            <text:p>1650848833307330000</text:p>
          </table:table-cell>
          <table:table-cell office:value-type="float" office:value="2000">
            <text:p>2000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/>
          <table:table-cell office:value-type="string">
            <text:p>tourism</text:p>
          </table:table-cell>
          <table:table-cell/>
          <table:table-cell office:value-type="string">
            <text:p>0.541522491349481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<text:s/>Conception d'un automate cellulaire non stationnaire à base de graphe pour modéliser la structure spatiale urbaine: le modèle Remus</text:p>
          </table:table-cell>
          <table:table-cell office:value-type="float" office:value="2.24612427465954E+018">
            <text:p>2246124274659540000</text:p>
          </table:table-cell>
          <table:table-cell office:value-type="float" office:value="2007">
            <text:p>2007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office:value-type="string">
            <text:p>0.625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Understanding road network dynamics: Link-based topological patterns</text:p>
          </table:table-cell>
          <table:table-cell office:value-type="float" office:value="8.54742288751048E+018">
            <text:p>8547422887510480000</text:p>
          </table:table-cell>
          <table:table-cell office:value-type="float" office:value="2015">
            <text:p>2015</text:p>
          </table:table-cell>
          <table:table-cell office:value-type="string">
            <text:p>Networks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office:value-type="string">
            <text:p>0.610169491525424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Time Evolution of Road Networks</text:p>
          </table:table-cell>
          <table:table-cell office:value-type="float" office:value="6.72445287716238E+018">
            <text:p>6724452877162380000</text:p>
          </table:table-cell>
          <table:table-cell office:value-type="float" office:value="2015">
            <text:p>2015</text:p>
          </table:table-cell>
          <table:table-cell office:value-type="string">
            <text:p>Networks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hysics</text:p>
          </table:table-cell>
          <table:table-cell table:number-columns-repeated="3"/>
          <table:table-cell office:value-type="string">
            <text:p>0.524691358024691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Evaluating transport externalities of urban growth: a critical review of scenario-based planning methods</text:p>
          </table:table-cell>
          <table:table-cell office:value-type="float" office:value="1.10574296371955E+019">
            <text:p>11057429637195500000</text:p>
          </table:table-cell>
          <table:table-cell office:value-type="float" office:value="2016">
            <text:p>2016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office:value-type="string">
            <text:p>model assessment</text:p>
          </table:table-cell>
          <table:table-cell table:number-columns-repeated="2"/>
          <table:table-cell office:value-type="string">
            <text:p>0.534660145049755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Overview of land use transport models</text:p>
          </table:table-cell>
          <table:table-cell office:value-type="float" office:value="3.64721697525838E+018">
            <text:p>3647216975258380000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1677678827923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Long-term impacts of transport infrastructure networks on land-use change: an international review of empirical studies</text:p>
          </table:table-cell>
          <table:table-cell office:value-type="float" office:value="1.82193793908578E+018">
            <text:p>1821937939085780000</text:p>
          </table:table-cell>
          <table:table-cell office:value-type="float" office:value="2016">
            <text:p>2016</text:p>
          </table:table-cell>
          <table:table-cell office:value-type="string">
            <text:p>LUTI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746446280991736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Multiple‐criteria decision support system in highway infrastructure management</text:p>
          </table:table-cell>
          <table:table-cell office:value-type="float" office:value="9.67375971305641E+018">
            <text:p>9673759713056410000</text:p>
          </table:table-cell>
          <table:table-cell office:value-type="float" office:value="2008">
            <text:p>2008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office:value-type="string">
            <text:p>decision making</text:p>
          </table:table-cell>
          <table:table-cell table:number-columns-repeated="2"/>
          <table:table-cell office:value-type="string">
            <text:p>0.631472423680216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Transport planning with multiple criteria: the analytic hierarchy process applications and progress review</text:p>
          </table:table-cell>
          <table:table-cell office:value-type="float" office:value="1.41172618409862E+019">
            <text:p>14117261840986200000</text:p>
          </table:table-cell>
          <table:table-cell office:value-type="float" office:value="1995">
            <text:p>1995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676470588235294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Comparing the output of cost benefit and multi-criteria analysis: An application to urban transport investments</text:p>
          </table:table-cell>
          <table:table-cell office:value-type="float" office:value="1.11197307243814E+019">
            <text:p>11119730724381400000</text:p>
          </table:table-cell>
          <table:table-cell office:value-type="float" office:value="2006">
            <text:p>2006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668649613325402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The multi‐actor, multi‐criteria analysis methodology (MAMCA) for the evaluation of transport projects: Theory and practice</text:p>
          </table:table-cell>
          <table:table-cell office:value-type="float" office:value="1.67839013192212E+019">
            <text:p>16783901319221200000</text:p>
          </table:table-cell>
          <table:table-cell office:value-type="float" office:value="2009">
            <text:p>2009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464197530864198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A multi-paradigm approach to system dynamics modeling of intercity transportation</text:p>
          </table:table-cell>
          <table:table-cell office:value-type="float" office:value="1.50321421143372E+018">
            <text:p>1503214211433720000</text:p>
          </table:table-cell>
          <table:table-cell office:value-type="float" office:value="2014">
            <text:p>2014</text:p>
          </table:table-cell>
          <table:table-cell office:value-type="string">
            <text:p>Networks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689349112426035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Calibration of an integrated land-use and transportation model using maximum-likelihood estimation</text:p>
          </table:table-cell>
          <table:table-cell office:value-type="float" office:value="9.29953513396164E+018">
            <text:p>9299535133961640000</text:p>
          </table:table-cell>
          <table:table-cell office:value-type="float" office:value="2014">
            <text:p>2014</text:p>
          </table:table-cell>
          <table:table-cell office:value-type="string">
            <text:p>LUTI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computer science</text:p>
          </table:table-cell>
          <table:table-cell/>
          <table:table-cell office:value-type="string">
            <text:p>calibration algo</text:p>
          </table:table-cell>
          <table:table-cell/>
          <table:table-cell office:value-type="string">
            <text:p>0.518117451062057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Measuring territorial cohesion impacts of High-Speed Rail at different planning levels</text:p>
          </table:table-cell>
          <table:table-cell office:value-type="float" office:value="1.10157568639666E+019">
            <text:p>1101575686396660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3"/>
          <table:table-cell office:value-type="string">
            <text:p>hsr</text:p>
          </table:table-cell>
          <table:table-cell/>
          <table:table-cell office:value-type="string">
            <text:p>economics</text:p>
          </table:table-cell>
          <table:table-cell table:number-columns-repeated="3"/>
          <table:table-cell office:value-type="string">
            <text:p>0.362112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Urban concentration: the role of increasing returns and transport costs</text:p>
          </table:table-cell>
          <table:table-cell office:value-type="float" office:value="1.82726238012795E+019">
            <text:p>18272623801279500000</text:p>
          </table:table-cell>
          <table:table-cell office:value-type="float" office:value="1996">
            <text:p>1996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office:value-type="string">
            <text:p>0.59095763616945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Integration of Sustainability Issues in Strategic Transportation Planning: A Multi‐criteria Model for the Assessment of Transport Infrastructure Plans</text:p>
          </table:table-cell>
          <table:table-cell office:value-type="float" office:value="3.03878553134091E+018">
            <text:p>303878553134091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ngineering</text:p>
          </table:table-cell>
          <table:table-cell table:number-columns-repeated="3"/>
          <table:table-cell office:value-type="string">
            <text:p>0.538333333333333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Transport and land use interaction: A French case of suburban development in the Lille Metropolitan Area (LMA)</text:p>
          </table:table-cell>
          <table:table-cell office:value-type="float" office:value="1.42810710463272E+019">
            <text:p>14281071046327200000</text:p>
          </table:table-cell>
          <table:table-cell office:value-type="float" office:value="2014">
            <text:p>2014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office:value-type="string">
            <text:p>0.688684556201914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Integrated land use and transportation interaction: a temporal GIS exploratory data analysis approach</text:p>
          </table:table-cell>
          <table:table-cell office:value-type="float" office:value="1.24725621466276E+019">
            <text:p>12472562146627600000</text:p>
          </table:table-cell>
          <table:table-cell office:value-type="float" office:value="2003">
            <text:p>2003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/>
          <table:table-cell office:value-type="string">
            <text:p>no application</text:p>
          </table:table-cell>
          <table:table-cell/>
          <table:table-cell office:value-type="string">
            <text:p>0.62518518518518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Accessibility evaluation of land-use and transport strategies: review and research directions</text:p>
          </table:table-cell>
          <table:table-cell office:value-type="float" office:value="1.49039972753772E+019">
            <text:p>14903997275377200000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3"/>
          <table:table-cell office:value-type="string">
            <text:p>accessibility</text:p>
          </table:table-cell>
          <table:table-cell/>
          <table:table-cell office:value-type="string">
            <text:p>geography</text:p>
          </table:table-cell>
          <table:table-cell office:value-type="string">
            <text:p>accessiblity</text:p>
          </table:table-cell>
          <table:table-cell office:value-type="string">
            <text:p>compares measures</text:p>
          </table:table-cell>
          <table:table-cell/>
          <table:table-cell office:value-type="string">
            <text:p>0.491126543209877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Transportation and Land Use</text:p>
          </table:table-cell>
          <table:table-cell office:value-type="float" office:value="8.66047725331532E+018">
            <text:p>8660477253315320000</text:p>
          </table:table-cell>
          <table:table-cell office:value-type="float" office:value="2007">
            <text:p>2007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/>
          <table:table-cell office:value-type="string">
            <text:p>conceptual</text:p>
          </table:table-cell>
          <table:table-cell/>
          <table:table-cell office:value-type="string">
            <text:p>0.562787639710717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Les territoires du tramway moderne: de la ligne à la ville durable</text:p>
          </table:table-cell>
          <table:table-cell office:value-type="float" office:value="1.08098515775477E+019">
            <text:p>1080985157754770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office:value-type="string">
            <text:p>0.37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Joint accessibility design: framework developed with practitioners to integrate land use and transport planning in the Netherlands</text:p>
          </table:table-cell>
          <table:table-cell office:value-type="float" office:value="9.27927171724747E+018">
            <text:p>9279271717247470000</text:p>
          </table:table-cell>
          <table:table-cell office:value-type="float" office:value="2008">
            <text:p>2008</text:p>
          </table:table-cell>
          <table:table-cell office:value-type="string">
            <text:p>Accessibility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501077254539858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Land-use transport interaction models</text:p>
          </table:table-cell>
          <table:table-cell office:value-type="float" office:value="1.61293256347258E+019">
            <text:p>16129325634725800000</text:p>
          </table:table-cell>
          <table:table-cell office:value-type="float" office:value="2014">
            <text:p>2014</text:p>
          </table:table-cell>
          <table:table-cell office:value-type="string">
            <text:p>LUTI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03806228373702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Models of transportation and land use change: a guide to the territory</text:p>
          </table:table-cell>
          <table:table-cell office:value-type="float" office:value="5.19134936220191E+018">
            <text:p>5191349362201910000</text:p>
          </table:table-cell>
          <table:table-cell office:value-type="float" office:value="2008">
            <text:p>2008</text:p>
          </table:table-cell>
          <table:table-cell office:value-type="string">
            <text:p>LUTI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66666666666667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Evolution of the transit-oriented development model for low-density cities: a case study of Perth's new railway corridor</text:p>
          </table:table-cell>
          <table:table-cell office:value-type="float" office:value="1.83528316805003E+019">
            <text:p>18352831680500300000</text:p>
          </table:table-cell>
          <table:table-cell office:value-type="float" office:value="2008">
            <text:p>2008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3"/>
          <table:table-cell office:value-type="string">
            <text:p>tod</text:p>
          </table:table-cell>
          <table:table-cell office:value-type="string">
            <text:p>Perth</text:p>
          </table:table-cell>
          <table:table-cell office:value-type="string">
            <text:p>planning</text:p>
          </table:table-cell>
          <table:table-cell table:number-columns-repeated="3"/>
          <table:table-cell office:value-type="string">
            <text:p>0.665351742274819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Land-use/transport interaction models: Past and future</text:p>
          </table:table-cell>
          <table:table-cell office:value-type="float" office:value="9.33313482323828E+018">
            <text:p>9333134823238280000</text:p>
          </table:table-cell>
          <table:table-cell office:value-type="float" office:value="1998">
            <text:p>1998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94214876033058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Evaluating transit-oriented development using a sustainability framework: Lessons from Perth's network city</text:p>
          </table:table-cell>
          <table:table-cell office:value-type="float" office:value="1.87497500296141E+018">
            <text:p>1874975002961410000</text:p>
          </table:table-cell>
          <table:table-cell office:value-type="float" office:value="2009">
            <text:p>2009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21900826446281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Linking urban transport and land use in developing countries</text:p>
          </table:table-cell>
          <table:table-cell office:value-type="float" office:value="5.81933628528961E+017">
            <text:p>581933628528961000</text:p>
          </table:table-cell>
          <table:table-cell office:value-type="float" office:value="2013">
            <text:p>2013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2"/>
          <table:table-cell office:value-type="string">
            <text:p>https://www.jtlu.org/index.php/jtlu/article/view/425</text:p>
          </table:table-cell>
          <table:table-cell office:value-type="string">
            <text:p>0.697887970615243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Towards a land use and transport interaction framework</text:p>
          </table:table-cell>
          <table:table-cell office:value-type="float" office:value="1.71025277155917E+018">
            <text:p>1710252771559170000</text:p>
          </table:table-cell>
          <table:table-cell office:value-type="float" office:value="2000">
            <text:p>2000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727023319615912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Transit-oriented development in San Diego County: The incremental implementation of a planning idea</text:p>
          </table:table-cell>
          <table:table-cell office:value-type="float" office:value="2.71163232776069E+018">
            <text:p>2711632327760690000</text:p>
          </table:table-cell>
          <table:table-cell office:value-type="float" office:value="1999">
            <text:p>1999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5391787343781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Chinese edition of transit-oriented development</text:p>
          </table:table-cell>
          <table:table-cell office:value-type="float" office:value="1.44243162444104E+019">
            <text:p>14424316244410400000</text:p>
          </table:table-cell>
          <table:table-cell office:value-type="float" office:value="2007">
            <text:p>2007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589090909090909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Applied models of urban land use, transport and environment: state of the art and future developments</text:p>
          </table:table-cell>
          <table:table-cell office:value-type="float" office:value="6.37720225464363E+018">
            <text:p>6377202254643630000</text:p>
          </table:table-cell>
          <table:table-cell office:value-type="float" office:value="1998">
            <text:p>1998</text:p>
          </table:table-cell>
          <table:table-cell office:value-type="string">
            <text:p>NA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17283950617284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Future forms and design for sustainable cities</text:p>
          </table:table-cell>
          <table:table-cell office:value-type="float" office:value="2.37074195116117E+018">
            <text:p>237074195116117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45754461871282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Spatial economic impacts of transport infrastructure investments</text:p>
          </table:table-cell>
          <table:table-cell office:value-type="float" office:value="4.09968516075524E+018">
            <text:p>4099685160755240000</text:p>
          </table:table-cell>
          <table:table-cell office:value-type="float" office:value="2003">
            <text:p>2003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0557905079243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Equip the warrior instead of manning the equipment: Land use and transport planning support in the Netherlands</text:p>
          </table:table-cell>
          <table:table-cell office:value-type="float" office:value="6.56954646811065E+018">
            <text:p>656954646811065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/>
          <table:table-cell office:value-type="string">
            <text:p>planning practice</text:p>
          </table:table-cell>
          <table:table-cell/>
          <table:table-cell office:value-type="string">
            <text:p>0.622041420118343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Developing a sustainability assessment model: the sustainable infrastructure, land-use, environment and transport model</text:p>
          </table:table-cell>
          <table:table-cell office:value-type="float" office:value="1.05470173154513E+019">
            <text:p>1054701731545130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112264513648597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Land-use/transport interaction models as tools for sustainability impact assessment of transport investments: review and research perspectives</text:p>
          </table:table-cell>
          <table:table-cell office:value-type="float" office:value="3.7180573973416E+018">
            <text:p>3718057397341600000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391710069444444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Land-use transport interaction: state of the art</text:p>
          </table:table-cell>
          <table:table-cell office:value-type="float" office:value="1.67323320070513E+019">
            <text:p>16732332007051300000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452690166975881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The effects of the high-speed railway on urban development: International experience and potential implications for China</text:p>
          </table:table-cell>
          <table:table-cell office:value-type="float" office:value="1.38682112478599E+019">
            <text:p>13868211247859900000</text:p>
          </table:table-cell>
          <table:table-cell office:value-type="float" office:value="2015">
            <text:p>2015</text:p>
          </table:table-cell>
          <table:table-cell office:value-type="string">
            <text:p>TOD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582726326742976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A design framework for measuring transit oriented development</text:p>
          </table:table-cell>
          <table:table-cell office:value-type="float" office:value="4.4579221682066E+017">
            <text:p>445792216820660000</text:p>
          </table:table-cell>
          <table:table-cell office:value-type="float" office:value="2012">
            <text:p>2012</text:p>
          </table:table-cell>
          <table:table-cell office:value-type="string">
            <text:p>TOD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548907388137357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Integrating land-use and transport infrastructure planning: towards adaptive and sustainable transport infrastructure</text:p>
          </table:table-cell>
          <table:table-cell office:value-type="float" office:value="5.60835736460905E+018">
            <text:p>5608357364609050000</text:p>
          </table:table-cell>
          <table:table-cell office:value-type="float" office:value="2014">
            <text:p>2014</text:p>
          </table:table-cell>
          <table:table-cell office:value-type="string">
            <text:p>TOD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27218934911243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Potential Impact of Housing Policy on Transportation Infrastructure in Chinese Cities</text:p>
          </table:table-cell>
          <table:table-cell office:value-type="float" office:value="1.46311223938075E+019">
            <text:p>14631122393807500000</text:p>
          </table:table-cell>
          <table:table-cell office:value-type="float" office:value="2007">
            <text:p>2007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693563520360293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Viewpoint: Toward a new generation of land use transport interaction models</text:p>
          </table:table-cell>
          <table:table-cell office:value-type="float" office:value="1.57238137186677E+019">
            <text:p>15723813718667700000</text:p>
          </table:table-cell>
          <table:table-cell office:value-type="float" office:value="2015">
            <text:p>2015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553199474573091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Current operational urban land‐use–transport modelling frameworks: A review</text:p>
          </table:table-cell>
          <table:table-cell office:value-type="float" office:value="1.75646922453294E+019">
            <text:p>1756469224532940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3"/>
          <table:table-cell office:value-type="string">
            <text:p>luti</text:p>
          </table:table-cell>
          <table:table-cell/>
          <table:table-cell office:value-type="string">
            <text:p>transportation</text:p>
          </table:table-cell>
          <table:table-cell table:number-columns-repeated="3"/>
          <table:table-cell office:value-type="string">
            <text:p>0.733506944444444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Network design and transportation planning: Models and algorithms</text:p>
          </table:table-cell>
          <table:table-cell office:value-type="float" office:value="1.35271937729425E+019">
            <text:p>13527193772942500000</text:p>
          </table:table-cell>
          <table:table-cell office:value-type="float" office:value="1984">
            <text:p>1984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3"/>
          <table:table-cell office:value-type="string">
            <text:p>network design</text:p>
          </table:table-cell>
          <table:table-cell/>
          <table:table-cell office:value-type="string">
            <text:p>transportation</text:p>
          </table:table-cell>
          <table:table-cell table:number-columns-repeated="3"/>
          <table:table-cell office:value-type="string">
            <text:p>0.49876543209876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High speed rail: implication for cities</text:p>
          </table:table-cell>
          <table:table-cell office:value-type="float" office:value="1.82104803124657E+019">
            <text:p>18210480312465700000</text:p>
          </table:table-cell>
          <table:table-cell office:value-type="float" office:value="2012">
            <text:p>2012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3"/>
          <table:table-cell office:value-type="string">
            <text:p>hsr</text:p>
          </table:table-cell>
          <table:table-cell/>
          <table:table-cell office:value-type="string">
            <text:p>transportation</text:p>
          </table:table-cell>
          <table:table-cell table:number-columns-repeated="3"/>
          <table:table-cell office:value-type="string">
            <text:p>0.619113573407202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Optimal Land Use—Transport Strategies: Methodology and Application to European Cities</text:p>
          </table:table-cell>
          <table:table-cell office:value-type="float" office:value="9.93533951162482E+018">
            <text:p>993533951162482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416573847182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Is investment in high speed rail socially profitable?</text:p>
          </table:table-cell>
          <table:table-cell office:value-type="float" office:value="8.9718225816755E+018">
            <text:p>8971822581675500000</text:p>
          </table:table-cell>
          <table:table-cell office:value-type="float" office:value="2007">
            <text:p>2007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797037037037037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Developing transit-oriented corridors: Insights from Tokyo</text:p>
          </table:table-cell>
          <table:table-cell office:value-type="float" office:value="1.6163531430831E+019">
            <text:p>16163531430831000000</text:p>
          </table:table-cell>
          <table:table-cell office:value-type="float" office:value="2016">
            <text:p>2016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70919067215363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Access: the transport-land use economic link</text:p>
          </table:table-cell>
          <table:table-cell office:value-type="float" office:value="3.71449018976679E+018">
            <text:p>3714490189766790000</text:p>
          </table:table-cell>
          <table:table-cell office:value-type="float" office:value="1995">
            <text:p>1995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50978758850479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Integrated land use and transport modelling. Decision chains and hierarchies</text:p>
          </table:table-cell>
          <table:table-cell office:value-type="float" office:value="1.79287494559604E+019">
            <text:p>17928749455960400000</text:p>
          </table:table-cell>
          <table:table-cell office:value-type="float" office:value="1989">
            <text:p>1989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708491076257436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Introduction to the special issue The regional and urban effects of high-speed trains</text:p>
          </table:table-cell>
          <table:table-cell office:value-type="float" office:value="1.11133428558324E+019">
            <text:p>11113342855832400000</text:p>
          </table:table-cell>
          <table:table-cell office:value-type="float" office:value="1997">
            <text:p>1997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68610799551354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Spatial economic impacts of transport infrastructure supply</text:p>
          </table:table-cell>
          <table:table-cell office:value-type="float" office:value="9.34183198479603E+018">
            <text:p>9341831984796030000</text:p>
          </table:table-cell>
          <table:table-cell office:value-type="float" office:value="1994">
            <text:p>1994</text:p>
          </table:table-cell>
          <table:table-cell office:value-type="string">
            <text:p>NA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548469387755102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Functional-spatial sustainability potentials of integrated infrastructure planning</text:p>
          </table:table-cell>
          <table:table-cell office:value-type="float" office:value="1.35307994055738E+019">
            <text:p>13530799405573800000</text:p>
          </table:table-cell>
          <table:table-cell office:value-type="float" office:value="2012">
            <text:p>2012</text:p>
          </table:table-cell>
          <table:table-cell office:value-type="string">
            <text:p>TOD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office:value-type="string">
            <text:p>multi-level governance</text:p>
          </table:table-cell>
          <table:table-cell table:number-columns-repeated="2"/>
          <table:table-cell office:value-type="string">
            <text:p>0.635208220659816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A network governance approach to transit-oriented development: Integrating urban transport and land use policies in Urumqi, China</text:p>
          </table:table-cell>
          <table:table-cell office:value-type="float" office:value="9.28488496550666E+018">
            <text:p>9284884965506660000</text:p>
          </table:table-cell>
          <table:table-cell office:value-type="float" office:value="2016">
            <text:p>2016</text:p>
          </table:table-cell>
          <table:table-cell office:value-type="string">
            <text:p>TOD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office:value-type="string">
            <text:p>transportation governance</text:p>
          </table:table-cell>
          <table:table-cell table:number-columns-repeated="2"/>
          <table:table-cell office:value-type="string">
            <text:p>0.363082839288576</text:p>
          </table:table-cell>
          <table:table-cell office:value-type="string">
            <text:p>tod</text:p>
          </table:table-cell>
        </table:table-row>
      </table:table>
      <table:database-ranges>
        <table:database-range table:target-range-address="Feuille1.A2:Feuille1.AMJ300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7/01/2018</text:date>, <text:time>18:5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7T18:56:20</dc:date>
    <dc:creator>Juste Raimbault</dc:creator>
    <meta:generator>OpenOffice/4.1.3$Unix OpenOffice.org_project/413m1$Build-9783</meta:generator>
    <meta:editing-duration>P3DT1H14M12S</meta:editing-duration>
    <meta:editing-cycles>2</meta:editing-cycles>
    <meta:document-statistic meta:table-count="1" meta:cell-count="3612" meta:object-count="0"/>
  </office:meta>
</office:document-meta>
</file>